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2.71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208cm"/>
    </style:style>
    <style:style style:name="co8" style:family="table-column">
      <style:table-column-properties fo:break-before="auto" style:column-width="0.526cm"/>
    </style:style>
    <style:style style:name="co9" style:family="table-column">
      <style:table-column-properties fo:break-before="auto" style:column-width="0.577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0.547cm"/>
    </style:style>
    <style:style style:name="co12" style:family="table-column">
      <style:table-column-properties fo:break-before="auto" style:column-width="0.663cm"/>
    </style:style>
    <style:style style:name="co13" style:family="table-column">
      <style:table-column-properties fo:break-before="auto" style:column-width="0.46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1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62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0">
      <style:table-cell-properties fo:padding-bottom="0.049cm" fo:padding-left="0.035cm" fo:padding-right="0.035cm" fo:padding-top="0.049cm"/>
    </style:style>
    <style:style style:name="ce5" style:family="table-cell" style:parent-style-name="Default" style:data-style-name="N11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FreeMono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Mono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FreeMono" fo:font-weight="bold" style:font-weight-asian="bold" style:font-weight-complex="bold"/>
    </style:style>
    <style:style style:name="ce10" style:family="table-cell" style:parent-style-name="Default">
      <style:text-properties style:font-name="Liberation Sans" style:font-name-asian="WenQuanYi Micro Hei" style:font-name-complex="Lohit Hindi"/>
    </style:style>
    <style:style style:name="ce11" style:family="table-cell" style:parent-style-name="Default" style:data-style-name="N109">
      <style:table-cell-properties fo:padding-bottom="0.049cm" fo:padding-left="0.035cm" fo:padding-right="0.035cm" fo:padding-top="0.049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req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`</text:p>
          </table:table-cell>
          <table:table-cell office:value-type="float" office:value="0.621692860089648">
            <text:p>0,6216928601</text:p>
          </table:table-cell>
          <table:table-cell table:formula="of:=[.B1]/100" office:value-type="float" office:value="0.00621692860089648">
            <text:p>0,0062169286</text:p>
          </table:table-cell>
        </table:table-row>
        <table:table-row table:style-name="ro1">
          <table:table-cell office:value-type="string">
            <text:p>´</text:p>
          </table:table-cell>
          <table:table-cell office:value-type="float" office:value="1.19276079768588">
            <text:p>1,1927607977</text:p>
          </table:table-cell>
          <table:table-cell table:formula="of:=[.B2]/100" office:value-type="float" office:value="0.0119276079768588">
            <text:p>0,011927608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float" office:value="0.063328153807185">
            <text:p>0,0633281538</text:p>
          </table:table-cell>
          <table:table-cell table:formula="of:=[.B3]/100" office:value-type="float" office:value="0.00063328153807185">
            <text:p>0,0006332815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1.0469181285153">
            <text:p>1,0469181285</text:p>
          </table:table-cell>
          <table:table-cell table:formula="of:=[.B4]/100" office:value-type="float" office:value="0.010469181285153">
            <text:p>0,0104691813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7.9771602514862">
            <text:p>17,9771602515</text:p>
          </table:table-cell>
          <table:table-cell table:formula="of:=[.B5]/100" office:value-type="float" office:value="0.179771602514862">
            <text:p>0,1797716025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float" office:value="0.243628298466816">
            <text:p>0,2436282985</text:p>
          </table:table-cell>
          <table:table-cell table:formula="of:=[.B6]/100" office:value-type="float" office:value="0.00243628298466816">
            <text:p>0,002436283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0.074087158140136">
            <text:p>0,0740871581</text:p>
          </table:table-cell>
          <table:table-cell table:formula="of:=[.B7]/100" office:value-type="float" office:value="0.00074087158140136">
            <text:p>0,000740871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8.56067673541904">
            <text:p>8,5606767354</text:p>
          </table:table-cell>
          <table:table-cell table:formula="of:=[.B8]/100" office:value-type="float" office:value="0.0856067673541904">
            <text:p>0,0856067674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.01155131389445">
            <text:p>1,0115513139</text:p>
          </table:table-cell>
          <table:table-cell table:formula="of:=[.B9]/100" office:value-type="float" office:value="0.0101155131389445">
            <text:p>0,010115513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3.48122608101886">
            <text:p>3,481226081</text:p>
          </table:table-cell>
          <table:table-cell table:formula="of:=[.B10]/100" office:value-type="float" office:value="0.0348122608101886">
            <text:p>0,0348122608</text:p>
          </table:table-cell>
        </table:table-row>
        <table:table-row table:style-name="ro2">
          <table:table-cell office:value-type="string">
            <text:p>ç</text:p>
          </table:table-cell>
          <table:table-cell office:value-type="float" office:value="0.020478772103532">
            <text:p>0,0204787721</text:p>
          </table:table-cell>
          <table:table-cell table:formula="of:=[.B11]/100" office:value-type="float" office:value="0.00020478772103532">
            <text:p>0,000204787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3.25819626109065">
            <text:p>3,2581962611</text:p>
          </table:table-cell>
          <table:table-cell table:formula="of:=[.B12]/100" office:value-type="float" office:value="0.0325819626109065">
            <text:p>0,0325819626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0.3363832622434">
            <text:p>10,3363832622</text:p>
          </table:table-cell>
          <table:table-cell table:formula="of:=[.B13]/100" office:value-type="float" office:value="0.103363832622434">
            <text:p>0,103363832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0.922579114864839">
            <text:p>0,9225791149</text:p>
          </table:table-cell>
          <table:table-cell table:formula="of:=[.B14]/100" office:value-type="float" office:value="0.00922579114864839">
            <text:p>0,0092257911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.20763543178358">
            <text:p>1,2076354318</text:p>
          </table:table-cell>
          <table:table-cell table:formula="of:=[.B15]/100" office:value-type="float" office:value="0.0120763543178358">
            <text:p>0,0120763543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0.947272299863133">
            <text:p>0,9472722999</text:p>
          </table:table-cell>
          <table:table-cell table:formula="of:=[.B16]/100" office:value-type="float" office:value="0.00947272299863133">
            <text:p>0,009472723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5.8418011853572">
            <text:p>5,8418011854</text:p>
          </table:table-cell>
          <table:table-cell table:formula="of:=[.B17]/100" office:value-type="float" office:value="0.058418011853572">
            <text:p>0,0584180119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0.237299640406982">
            <text:p>0,2372996404</text:p>
          </table:table-cell>
          <table:table-cell table:formula="of:=[.B18]/100" office:value-type="float" office:value="0.00237299640406982">
            <text:p>0,0023729964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0.103953648332473">
            <text:p>0,1039536483</text:p>
          </table:table-cell>
          <table:table-cell table:formula="of:=[.B19]/100" office:value-type="float" office:value="0.00103953648332473">
            <text:p>0,0010395365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4.13625767086491">
            <text:p>4,1362576709</text:p>
          </table:table-cell>
          <table:table-cell table:formula="of:=[.B20]/100" office:value-type="float" office:value="0.0413625767086491">
            <text:p>0,041362576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.50651276460652">
            <text:p>2,5065127646</text:p>
          </table:table-cell>
          <table:table-cell table:formula="of:=[.B21]/100" office:value-type="float" office:value="0.0250651276460652">
            <text:p>0,0250651276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5.35224255717957">
            <text:p>5,3522425572</text:p>
          </table:table-cell>
          <table:table-cell table:formula="of:=[.B22]/100" office:value-type="float" office:value="0.0535224255717957">
            <text:p>0,0535224256</text:p>
          </table:table-cell>
        </table:table-row>
        <table:table-row table:style-name="ro2">
          <table:table-cell office:value-type="string">
            <text:p>ñ</text:p>
          </table:table-cell>
          <table:table-cell office:value-type="float" office:value="0.027212031328829">
            <text:p>0,0272120313</text:p>
          </table:table-cell>
          <table:table-cell table:formula="of:=[.B23]/100" office:value-type="float" office:value="0.00027212031328829">
            <text:p>0,0002721203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5.42141123051794">
            <text:p>5,4214112305</text:p>
          </table:table-cell>
          <table:table-cell table:formula="of:=[.B24]/100" office:value-type="float" office:value="0.0542141123051794">
            <text:p>0,0542141123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.27143852412773">
            <text:p>2,2714385241</text:p>
          </table:table-cell>
          <table:table-cell table:formula="of:=[.B25]/100" office:value-type="float" office:value="0.0227143852412773">
            <text:p>0,0227143852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0.778605270470297">
            <text:p>0,7786052705</text:p>
          </table:table-cell>
          <table:table-cell table:formula="of:=[.B26]/100" office:value-type="float" office:value="0.00778605270470297">
            <text:p>0,0077860527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5.437065122985">
            <text:p>5,437065123</text:p>
          </table:table-cell>
          <table:table-cell table:formula="of:=[.B27]/100" office:value-type="float" office:value="0.05437065122985">
            <text:p>0,0543706512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5.97164185961027">
            <text:p>5,9716418596</text:p>
          </table:table-cell>
          <table:table-cell table:formula="of:=[.B28]/100" office:value-type="float" office:value="0.0597164185961027">
            <text:p>0,0597164186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5.28046926026264">
            <text:p>5,2804692603</text:p>
          </table:table-cell>
          <table:table-cell table:formula="of:=[.B29]/100" office:value-type="float" office:value="0.0528046926026264">
            <text:p>0,0528046926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3.38546063084786">
            <text:p>3,3854606308</text:p>
          </table:table-cell>
          <table:table-cell table:formula="of:=[.B30]/100" office:value-type="float" office:value="0.0338546063084786">
            <text:p>0,0338546063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0.810544294065431">
            <text:p>0,8105442941</text:p>
          </table:table-cell>
          <table:table-cell table:formula="of:=[.B31]/100" office:value-type="float" office:value="0.00810544294065431">
            <text:p>0,0081054429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0.28296755180358">
            <text:p>0,2829675518</text:p>
          </table:table-cell>
          <table:table-cell table:formula="of:=[.B32]/100" office:value-type="float" office:value="0.0028296755180358">
            <text:p>0,0028296755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0.492215524813006">
            <text:p>0,4922155248</text:p>
          </table:table-cell>
          <table:table-cell table:formula="of:=[.B33]/100" office:value-type="float" office:value="0.00492215524813006">
            <text:p>0,0049221552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0.470070605634771">
            <text:p>0,4700706056</text:p>
          </table:table-cell>
          <table:table-cell table:formula="of:=[.B34]/100" office:value-type="float" office:value="0.00470070605634771">
            <text:p>0,0047007061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0.227255706312434">
            <text:p>0,2272557063</text:p>
          </table:table-cell>
          <table:table-cell table:formula="of:=[.B35]/100" office:value-type="float" office:value="0.00227255706312434">
            <text:p>0,0022725571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1:.B35])" office:value-type="float" office:value="100">
            <text:p>100</text:p>
          </table:table-cell>
          <table:table-cell table:formula="of:=SUM([.C1:.C35])" office:value-type="float" office:value="1">
            <text:p>1</text:p>
          </table:table-cell>
        </table:table-row>
      </table:table>
      <table:table table:name="confort" table:style-name="ta1">
        <table:table-column table:style-name="co5" table:default-cell-style-name="Default"/>
        <table:table-column table:style-name="co6" table:number-columns-repeated="12" table:default-cell-style-name="ce2"/>
        <table:table-column table:style-name="co7" table:default-cell-style-name="Default"/>
        <table:table-column table:style-name="co8" table:default-cell-style-name="Default"/>
        <table:table-row table:style-name="ro3">
          <table:table-cell table:number-columns-repeated="15"/>
        </table:table-row>
        <table:table-row table:style-name="ro3">
          <table:table-cell office:value-type="string">
            <text:p>comfort index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/>
        </table:table-row>
        <table:table-row table:style-name="ro3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style-name="Default" table:formula="of:=MAX([.B2:.M4])" office:value-type="float" office:value="3">
            <text:p>3</text:p>
          </table:table-cell>
          <table:table-cell table:style-name="Default" table:number-columns-repeated="11"/>
          <table:table-cell office:value-type="string">
            <office:annotation draw:style-name="gr1" draw:text-style-name="P1" svg:width="2.899cm" svg:height="1.781cm" svg:x="17.243cm" svg:y="0.918cm" draw:caption-point-x="-0.548cm" draw:caption-point-y="1.519cm">
              <dc:date>2013-05-23T00:00:00</dc:date>
              <text:p text:style-name="P1"><text:span text:style-name="T1">Factor multiplicatiu de les tecles de confort</text:span></text:p>
            </office:annotation>
            <text:p>fact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>
            <text:p>corrected índex</text:p>
          </table:table-cell>
          <table:table-cell table:style-name="ce3" table:formula="of:=[.B2]/[.$B$6]" office:value-type="float" office:value="1">
            <text:p>1,00</text:p>
          </table:table-cell>
          <table:table-cell table:style-name="ce3" table:formula="of:=[.C2]/[.$B$6]" office:value-type="float" office:value="0.666666666666667">
            <text:p>0,67</text:p>
          </table:table-cell>
          <table:table-cell table:style-name="ce3" table:formula="of:=[.D2]/[.$B$6]" office:value-type="float" office:value="0.666666666666667">
            <text:p>0,67</text:p>
          </table:table-cell>
          <table:table-cell table:style-name="ce3" table:formula="of:=[.E2]/[.$B$6]" office:value-type="float" office:value="0.666666666666667">
            <text:p>0,67</text:p>
          </table:table-cell>
          <table:table-cell table:style-name="ce3" table:formula="of:=[.F2]/[.$B$6]" office:value-type="float" office:value="0.666666666666667">
            <text:p>0,67</text:p>
          </table:table-cell>
          <table:table-cell table:style-name="ce3" table:formula="of:=[.G2]/[.$B$6]" office:value-type="float" office:value="1">
            <text:p>1,00</text:p>
          </table:table-cell>
          <table:table-cell table:style-name="ce3" table:formula="of:=[.H2]/[.$B$6]" office:value-type="float" office:value="0.666666666666667">
            <text:p>0,67</text:p>
          </table:table-cell>
          <table:table-cell table:style-name="ce3" table:formula="of:=[.I2]/[.$B$6]" office:value-type="float" office:value="0.666666666666667">
            <text:p>0,67</text:p>
          </table:table-cell>
          <table:table-cell table:style-name="ce3" table:formula="of:=[.J2]/[.$B$6]" office:value-type="float" office:value="0.666666666666667">
            <text:p>0,67</text:p>
          </table:table-cell>
          <table:table-cell table:style-name="ce3" table:formula="of:=[.K2]/[.$B$6]" office:value-type="float" office:value="1">
            <text:p>1,00</text:p>
          </table:table-cell>
          <table:table-cell table:style-name="ce3" table:formula="of:=[.L2]/[.$B$6]" office:value-type="float" office:value="1">
            <text:p>1,00</text:p>
          </table:table-cell>
          <table:table-cell table:style-name="ce3" table:formula="of:=[.M2]/[.$B$6]" office:value-type="float" office:value="1">
            <text:p>1,00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B3]/[.$B$6]" office:value-type="float" office:value="0.333333333333333">
            <text:p>0,33</text:p>
          </table:table-cell>
          <table:table-cell table:style-name="ce3" table:formula="of:=[.C3]/[.$B$6]" office:value-type="float" office:value="0.333333333333333">
            <text:p>0,33</text:p>
          </table:table-cell>
          <table:table-cell table:style-name="ce3" table:formula="of:=[.D3]/[.$B$6]" office:value-type="float" office:value="0.333333333333333">
            <text:p>0,33</text:p>
          </table:table-cell>
          <table:table-cell table:style-name="ce3" table:formula="of:=[.E3]/[.$B$6]" office:value-type="float" office:value="0.333333333333333">
            <text:p>0,33</text:p>
          </table:table-cell>
          <table:table-cell table:style-name="ce3" table:formula="of:=[.F3]/[.$B$6]" office:value-type="float" office:value="0.666666666666667">
            <text:p>0,67</text:p>
          </table:table-cell>
          <table:table-cell table:style-name="ce3" table:formula="of:=[.G3]/[.$B$6]" office:value-type="float" office:value="0.666666666666667">
            <text:p>0,67</text:p>
          </table:table-cell>
          <table:table-cell table:style-name="ce3" table:formula="of:=[.H3]/[.$B$6]" office:value-type="float" office:value="0.333333333333333">
            <text:p>0,33</text:p>
          </table:table-cell>
          <table:table-cell table:style-name="ce3" table:formula="of:=[.I3]/[.$B$6]" office:value-type="float" office:value="0.333333333333333">
            <text:p>0,33</text:p>
          </table:table-cell>
          <table:table-cell table:style-name="ce3" table:formula="of:=[.J3]/[.$B$6]" office:value-type="float" office:value="0.333333333333333">
            <text:p>0,33</text:p>
          </table:table-cell>
          <table:table-cell table:style-name="ce3" table:formula="of:=[.K3]/[.$B$6]" office:value-type="float" office:value="0.333333333333333">
            <text:p>0,33</text:p>
          </table:table-cell>
          <table:table-cell table:style-name="ce3" table:formula="of:=[.L3]/[.$B$6]" office:value-type="float" office:value="0.666666666666667">
            <text:p>0,67</text:p>
          </table:table-cell>
          <table:table-cell table:style-name="ce3" table:formula="of:=[.M3]/[.$B$6]" office:value-type="float" office:value="1">
            <text:p>1,00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B4]/[.$B$6]" office:value-type="float" office:value="1">
            <text:p>1,00</text:p>
          </table:table-cell>
          <table:table-cell table:style-name="ce3" table:formula="of:=[.C4]/[.$B$6]" office:value-type="float" office:value="0.666666666666667">
            <text:p>0,67</text:p>
          </table:table-cell>
          <table:table-cell table:style-name="ce3" table:formula="of:=[.D4]/[.$B$6]" office:value-type="float" office:value="1">
            <text:p>1,00</text:p>
          </table:table-cell>
          <table:table-cell table:style-name="ce3" table:formula="of:=[.E4]/[.$B$6]" office:value-type="float" office:value="1">
            <text:p>1,00</text:p>
          </table:table-cell>
          <table:table-cell table:style-name="ce3" table:formula="of:=[.F4]/[.$B$6]" office:value-type="float" office:value="0.666666666666667">
            <text:p>0,67</text:p>
          </table:table-cell>
          <table:table-cell table:style-name="ce3" table:formula="of:=[.G4]/[.$B$6]" office:value-type="float" office:value="1">
            <text:p>1,00</text:p>
          </table:table-cell>
          <table:table-cell table:style-name="ce3" table:formula="of:=[.H4]/[.$B$6]" office:value-type="float" office:value="0.666666666666667">
            <text:p>0,67</text:p>
          </table:table-cell>
          <table:table-cell table:style-name="ce3" table:formula="of:=[.I4]/[.$B$6]" office:value-type="float" office:value="0.666666666666667">
            <text:p>0,67</text:p>
          </table:table-cell>
          <table:table-cell table:style-name="ce3" table:formula="of:=[.J4]/[.$B$6]" office:value-type="float" office:value="0.666666666666667">
            <text:p>0,67</text:p>
          </table:table-cell>
          <table:table-cell table:style-name="ce3" table:formula="of:=[.K4]/[.$B$6]" office:value-type="float" office:value="0.666666666666667">
            <text:p>0,67</text:p>
          </table:table-cell>
          <table:table-cell table:style-name="ce3" table:formula="of:=[.L4]/[.$B$6]" office:value-type="float" office:value="0.666666666666667">
            <text:p>0,67</text:p>
          </table:table-cell>
          <table:table-cell table:style-name="ce3"/>
          <table:table-cell table:number-columns-repeated="2"/>
        </table:table-row>
      </table:table>
      <table:table table:name="layouts" table:style-name="ta1">
        <table:table-column table:style-name="co3" table:default-cell-style-name="Default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3" table:default-cell-style-name="ce6"/>
        <table:table-column table:style-name="co12" table:default-cell-style-name="ce6"/>
        <table:table-column table:style-name="co9" table:number-columns-repeated="2" table:default-cell-style-name="ce6"/>
        <table:table-column table:style-name="co13" table:default-cell-style-name="ce6"/>
        <table:table-column table:style-name="co11" table:default-cell-style-name="ce6"/>
        <table:table-column table:style-name="co3" table:default-cell-style-name="Default"/>
        <table:table-column table:style-name="co14" table:default-cell-style-name="ce11"/>
        <table:table-column table:style-name="co15" table:number-columns-repeated="2" table:default-cell-style-name="ce11"/>
        <table:table-column table:style-name="co14" table:number-columns-repeated="9" table:default-cell-style-name="ce11"/>
        <table:table-column table:style-name="co3" table:default-cell-style-name="Default"/>
        <table:table-column table:style-name="co15" table:number-columns-repeated="5" table:default-cell-style-name="ce11"/>
        <table:table-column table:style-name="co14" table:default-cell-style-name="ce11"/>
        <table:table-column table:style-name="co15" table:number-columns-repeated="4" table:default-cell-style-name="ce11"/>
        <table:table-column table:style-name="co14" table:number-columns-repeated="2" table:default-cell-style-name="ce11"/>
        <table:table-column table:style-name="co3" table:number-columns-repeated="4" table:default-cell-style-name="Default"/>
        <table:table-row table:style-name="ro3">
          <table:table-cell office:value-type="string">
            <text:p>qwerty</text:p>
          </table:table-cell>
          <table:table-cell office:value-type="string">
            <text:p>q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formula="of:=VLOOKUP([.B1];[freqs.$A$1:.$C$35];2;0)" office:value-type="float" office:value="0.778605270470297">
            <text:p>0,7786</text:p>
          </table:table-cell>
          <table:table-cell table:formula="of:=VLOOKUP([.C1];[freqs.$A$1:.$C$35];2;0)" office:value-type="float" office:value="0.28296755180358">
            <text:p>0,2830</text:p>
          </table:table-cell>
          <table:table-cell table:formula="of:=VLOOKUP([.D1];[freqs.$A$1:.$C$35];2;0)" office:value-type="float" office:value="10.3363832622434">
            <text:p>10,3364</text:p>
          </table:table-cell>
          <table:table-cell table:formula="of:=VLOOKUP([.E1];[freqs.$A$1:.$C$35];2;0)" office:value-type="float" office:value="5.437065122985">
            <text:p>5,4371</text:p>
          </table:table-cell>
          <table:table-cell table:formula="of:=VLOOKUP([.F1];[freqs.$A$1:.$C$35];2;0)" office:value-type="float" office:value="5.28046926026264">
            <text:p>5,2805</text:p>
          </table:table-cell>
          <table:table-cell table:formula="of:=VLOOKUP([.G1];[freqs.$A$1:.$C$35];2;0)" office:value-type="float" office:value="0.470070605634771">
            <text:p>0,4701</text:p>
          </table:table-cell>
          <table:table-cell table:formula="of:=VLOOKUP([.H1];[freqs.$A$1:.$C$35];2;0)" office:value-type="float" office:value="3.38546063084786">
            <text:p>3,3855</text:p>
          </table:table-cell>
          <table:table-cell table:formula="of:=VLOOKUP([.I1];[freqs.$A$1:.$C$35];2;0)" office:value-type="float" office:value="5.8418011853572">
            <text:p>5,8418</text:p>
          </table:table-cell>
          <table:table-cell table:formula="of:=VLOOKUP([.J1];[freqs.$A$1:.$C$35];2;0)" office:value-type="float" office:value="5.42141123051794">
            <text:p>5,4214</text:p>
          </table:table-cell>
          <table:table-cell table:formula="of:=VLOOKUP([.K1];[freqs.$A$1:.$C$35];2;0)" office:value-type="float" office:value="2.27143852412773">
            <text:p>2,2714</text:p>
          </table:table-cell>
          <table:table-cell table:formula="of:=VLOOKUP([.L1];[freqs.$A$1:.$C$35];2;0)" office:value-type="float" office:value="0.621692860089648">
            <text:p>0,6217</text:p>
          </table:table-cell>
          <table:table-cell table:formula="of:=VLOOKUP([.M1];[freqs.$A$1:.$C$35];2;0)" office:value-type="float" office:value="0.243628298466816">
            <text:p>0,2436</text:p>
          </table:table-cell>
          <table:table-cell/>
          <table:table-cell table:formula="of:=[confort.$O$6]*[confort.B$8]*[.O1]" office:value-type="float" office:value="7.78605270470297">
            <text:p>7,7861</text:p>
          </table:table-cell>
          <table:table-cell table:formula="of:=[confort.$O$6]*[confort.C$8]*[.P1]" office:value-type="float" office:value="1.8864503453572">
            <text:p>1,8865</text:p>
          </table:table-cell>
          <table:table-cell table:formula="of:=[confort.$O$6]*[confort.D$8]*[.Q1]" office:value-type="float" office:value="68.9092217482893">
            <text:p>68,9092</text:p>
          </table:table-cell>
          <table:table-cell table:formula="of:=[confort.$O$6]*[confort.E$8]*[.R1]" office:value-type="float" office:value="36.2471008199">
            <text:p>36,2471</text:p>
          </table:table-cell>
          <table:table-cell table:formula="of:=[confort.$O$6]*[confort.F$8]*[.S1]" office:value-type="float" office:value="35.2031284017509">
            <text:p>35,2031</text:p>
          </table:table-cell>
          <table:table-cell table:formula="of:=[confort.$O$6]*[confort.G$8]*[.T1]" office:value-type="float" office:value="4.70070605634771">
            <text:p>4,7007</text:p>
          </table:table-cell>
          <table:table-cell table:formula="of:=[confort.$O$6]*[confort.H$8]*[.U1]" office:value-type="float" office:value="22.5697375389857">
            <text:p>22,5697</text:p>
          </table:table-cell>
          <table:table-cell table:formula="of:=[confort.$O$6]*[confort.I$8]*[.V1]" office:value-type="float" office:value="38.9453412357147">
            <text:p>38,9453</text:p>
          </table:table-cell>
          <table:table-cell table:formula="of:=[confort.$O$6]*[confort.J$8]*[.W1]" office:value-type="float" office:value="36.1427415367863">
            <text:p>36,1427</text:p>
          </table:table-cell>
          <table:table-cell table:formula="of:=[confort.$O$6]*[confort.K$8]*[.X1]" office:value-type="float" office:value="22.7143852412773">
            <text:p>22,7144</text:p>
          </table:table-cell>
          <table:table-cell table:formula="of:=[confort.$O$6]*[confort.L$8]*[.Y1]" office:value-type="float" office:value="6.21692860089648">
            <text:p>6,2169</text:p>
          </table:table-cell>
          <table:table-cell table:formula="of:=[confort.$O$6]*[confort.M$8]*[.Z1]" office:value-type="float" office:value="2.43628298466816">
            <text:p>2,4363</text:p>
          </table:table-cell>
          <table:table-cell table:style-name="ce11" table:number-columns-repeated="4"/>
        </table:table-row>
        <table:table-row table:style-name="ro3">
          <table:table-cell table:formula="of:=SUM([.O1:.Z3])"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ñ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/>
          <table:table-cell table:formula="of:=VLOOKUP([.B2];[freqs.$A$1:.$C$35];2;0)" office:value-type="float" office:value="8.56067673541904">
            <text:p>8,5607</text:p>
          </table:table-cell>
          <table:table-cell table:formula="of:=VLOOKUP([.C2];[freqs.$A$1:.$C$35];2;0)" office:value-type="float" office:value="5.97164185961027">
            <text:p>5,9716</text:p>
          </table:table-cell>
          <table:table-cell table:formula="of:=VLOOKUP([.D2];[freqs.$A$1:.$C$35];2;0)" office:value-type="float" office:value="3.25819626109065">
            <text:p>3,2582</text:p>
          </table:table-cell>
          <table:table-cell table:formula="of:=VLOOKUP([.E2];[freqs.$A$1:.$C$35];2;0)" office:value-type="float" office:value="0.922579114864839">
            <text:p>0,9226</text:p>
          </table:table-cell>
          <table:table-cell table:formula="of:=VLOOKUP([.F2];[freqs.$A$1:.$C$35];2;0)" office:value-type="float" office:value="1.20763543178358">
            <text:p>1,2076</text:p>
          </table:table-cell>
          <table:table-cell table:formula="of:=VLOOKUP([.G2];[freqs.$A$1:.$C$35];2;0)" office:value-type="float" office:value="0.947272299863133">
            <text:p>0,9473</text:p>
          </table:table-cell>
          <table:table-cell table:formula="of:=VLOOKUP([.H2];[freqs.$A$1:.$C$35];2;0)" office:value-type="float" office:value="0.237299640406982">
            <text:p>0,2373</text:p>
          </table:table-cell>
          <table:table-cell table:formula="of:=VLOOKUP([.I2];[freqs.$A$1:.$C$35];2;0)" office:value-type="float" office:value="0.103953648332473">
            <text:p>0,1040</text:p>
          </table:table-cell>
          <table:table-cell table:formula="of:=VLOOKUP([.J2];[freqs.$A$1:.$C$35];2;0)" office:value-type="float" office:value="4.13625767086491">
            <text:p>4,1363</text:p>
          </table:table-cell>
          <table:table-cell table:formula="of:=VLOOKUP([.K2];[freqs.$A$1:.$C$35];2;0)" office:value-type="float" office:value="0.027212031328829">
            <text:p>0,0272</text:p>
          </table:table-cell>
          <table:table-cell table:formula="of:=VLOOKUP([.L2];[freqs.$A$1:.$C$35];2;0)" office:value-type="float" office:value="1.19276079768588">
            <text:p>1,1928</text:p>
          </table:table-cell>
          <table:table-cell table:formula="of:=VLOOKUP([.M2];[freqs.$A$1:.$C$35];2;0)" office:value-type="float" office:value="0.020478772103532">
            <text:p>0,0205</text:p>
          </table:table-cell>
          <table:table-cell/>
          <table:table-cell table:formula="of:=[confort.$O$6]*[confort.B$9]*[.O2]" office:value-type="float" office:value="28.5355891180635">
            <text:p>28,5356</text:p>
          </table:table-cell>
          <table:table-cell table:formula="of:=[confort.$O$6]*[confort.C$9]*[.P2]" office:value-type="float" office:value="19.9054728653676">
            <text:p>19,9055</text:p>
          </table:table-cell>
          <table:table-cell table:formula="of:=[confort.$O$6]*[confort.D$9]*[.Q2]" office:value-type="float" office:value="10.8606542036355">
            <text:p>10,8607</text:p>
          </table:table-cell>
          <table:table-cell table:formula="of:=[confort.$O$6]*[confort.E$9]*[.R2]" office:value-type="float" office:value="3.07526371621613">
            <text:p>3,0753</text:p>
          </table:table-cell>
          <table:table-cell table:formula="of:=[confort.$O$6]*[confort.F$9]*[.S2]" office:value-type="float" office:value="8.0509028785572">
            <text:p>8,0509</text:p>
          </table:table-cell>
          <table:table-cell table:formula="of:=[confort.$O$6]*[confort.G$9]*[.T2]" office:value-type="float" office:value="6.31514866575422">
            <text:p>6,3151</text:p>
          </table:table-cell>
          <table:table-cell table:formula="of:=[confort.$O$6]*[confort.H$9]*[.U2]" office:value-type="float" office:value="0.790998801356607">
            <text:p>0,7910</text:p>
          </table:table-cell>
          <table:table-cell table:formula="of:=[confort.$O$6]*[confort.I$9]*[.V2]" office:value-type="float" office:value="0.346512161108243">
            <text:p>0,3465</text:p>
          </table:table-cell>
          <table:table-cell table:formula="of:=[confort.$O$6]*[confort.J$9]*[.W2]" office:value-type="float" office:value="13.7875255695497">
            <text:p>13,7875</text:p>
          </table:table-cell>
          <table:table-cell table:formula="of:=[confort.$O$6]*[confort.K$9]*[.X2]" office:value-type="float" office:value="0.0907067710960967">
            <text:p>0,0907</text:p>
          </table:table-cell>
          <table:table-cell table:formula="of:=[confort.$O$6]*[confort.L$9]*[.Y2]" office:value-type="float" office:value="7.9517386512392">
            <text:p>7,9517</text:p>
          </table:table-cell>
          <table:table-cell table:formula="of:=[confort.$O$6]*[confort.M$9]*[.Z2]" office:value-type="float" office:value="0.20478772103532">
            <text:p>0,2048</text:p>
          </table:table-cell>
          <table:table-cell table:number-columns-repeated="4"/>
        </table:table-row>
        <table:table-row table:style-name="ro3">
          <table:table-cell table:style-name="ce4" table:formula="of:=SUM([.AB1:.AM3])" office:value-type="float" office:value="620.823924822805">
            <text:p>620,823925</text:p>
          </table:table-cell>
          <table:table-cell office:value-type="string">
            <text:p>&lt;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,</text:p>
          </table:table-cell>
          <table:table-cell office:value-type="string">
            <text:p>\.</text:p>
          </table:table-cell>
          <table:table-cell office:value-type="string">
            <text:p>-</text:p>
          </table:table-cell>
          <table:table-cell table:number-columns-repeated="2"/>
          <table:table-cell table:formula="of:=VLOOKUP([.B3];[freqs.$A$1:.$C$35];2;0)" office:value-type="float" office:value="0.074087158140136">
            <text:p>0,0741</text:p>
          </table:table-cell>
          <table:table-cell table:formula="of:=VLOOKUP([.C3];[freqs.$A$1:.$C$35];2;0)" office:value-type="float" office:value="0.227255706312434">
            <text:p>0,2273</text:p>
          </table:table-cell>
          <table:table-cell table:formula="of:=VLOOKUP([.D3];[freqs.$A$1:.$C$35];2;0)" office:value-type="float" office:value="0.492215524813006">
            <text:p>0,4922</text:p>
          </table:table-cell>
          <table:table-cell table:formula="of:=VLOOKUP([.E3];[freqs.$A$1:.$C$35];2;0)" office:value-type="float" office:value="3.48122608101886">
            <text:p>3,4812</text:p>
          </table:table-cell>
          <table:table-cell table:formula="of:=VLOOKUP([.F3];[freqs.$A$1:.$C$35];2;0)" office:value-type="float" office:value="0.810544294065431">
            <text:p>0,8105</text:p>
          </table:table-cell>
          <table:table-cell table:formula="of:=VLOOKUP([.G3];[freqs.$A$1:.$C$35];2;0)" office:value-type="float" office:value="1.01155131389445">
            <text:p>1,0116</text:p>
          </table:table-cell>
          <table:table-cell table:formula="of:=VLOOKUP([.H3];[freqs.$A$1:.$C$35];2;0)" office:value-type="float" office:value="5.35224255717957">
            <text:p>5,3522</text:p>
          </table:table-cell>
          <table:table-cell table:formula="of:=VLOOKUP([.I3];[freqs.$A$1:.$C$35];2;0)" office:value-type="float" office:value="2.50651276460652">
            <text:p>2,5065</text:p>
          </table:table-cell>
          <table:table-cell table:formula="of:=VLOOKUP([.J3];[freqs.$A$1:.$C$35];2;0)" office:value-type="float" office:value="1.0469181285153">
            <text:p>1,0469</text:p>
          </table:table-cell>
          <table:table-cell table:formula="of:=VLOOKUP([.K3];[freqs.$A$1:.$C$35];2;0)" office:value-type="float" office:value="17.9771602514862">
            <text:p>17,9772</text:p>
          </table:table-cell>
          <table:table-cell table:formula="of:=VLOOKUP([.L3];[freqs.$A$1:.$C$35];2;0)" office:value-type="float" office:value="0.063328153807185">
            <text:p>0,0633</text:p>
          </table:table-cell>
          <table:table-cell table:number-columns-repeated="2"/>
          <table:table-cell table:formula="of:=[confort.$O$6]*[confort.B$10]*[.O3]" office:value-type="float" office:value="0.74087158140136">
            <text:p>0,7409</text:p>
          </table:table-cell>
          <table:table-cell table:formula="of:=[confort.$O$6]*[confort.C$10]*[.P3]" office:value-type="float" office:value="1.51503804208289">
            <text:p>1,5150</text:p>
          </table:table-cell>
          <table:table-cell table:formula="of:=[confort.$O$6]*[confort.D$10]*[.Q3]" office:value-type="float" office:value="4.92215524813006">
            <text:p>4,9222</text:p>
          </table:table-cell>
          <table:table-cell table:formula="of:=[confort.$O$6]*[confort.E$10]*[.R3]" office:value-type="float" office:value="34.8122608101886">
            <text:p>34,8123</text:p>
          </table:table-cell>
          <table:table-cell table:formula="of:=[confort.$O$6]*[confort.F$10]*[.S3]" office:value-type="float" office:value="5.40362862710287">
            <text:p>5,4036</text:p>
          </table:table-cell>
          <table:table-cell table:formula="of:=[confort.$O$6]*[confort.G$10]*[.T3]" office:value-type="float" office:value="10.1155131389445">
            <text:p>10,1155</text:p>
          </table:table-cell>
          <table:table-cell table:formula="of:=[confort.$O$6]*[confort.H$10]*[.U3]" office:value-type="float" office:value="35.6816170478638">
            <text:p>35,6816</text:p>
          </table:table-cell>
          <table:table-cell table:formula="of:=[confort.$O$6]*[confort.I$10]*[.V3]" office:value-type="float" office:value="16.7100850973768">
            <text:p>16,7101</text:p>
          </table:table-cell>
          <table:table-cell table:formula="of:=[confort.$O$6]*[confort.J$10]*[.W3]" office:value-type="float" office:value="6.979454190102">
            <text:p>6,9795</text:p>
          </table:table-cell>
          <table:table-cell table:formula="of:=[confort.$O$6]*[confort.K$10]*[.X3]" office:value-type="float" office:value="119.847735009908">
            <text:p>119,8477</text:p>
          </table:table-cell>
          <table:table-cell table:formula="of:=[confort.$O$6]*[confort.L$10]*[.Y3]" office:value-type="float" office:value="0.4221876920479">
            <text:p>0,4222</text:p>
          </table:table-cell>
          <table:table-cell table:number-columns-repeated="5"/>
        </table:table-row>
        <table:table-row table:style-name="ro4">
          <table:table-cell table:style-name="ce5"/>
          <table:table-cell table:style-name="ce7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4">
          <table:table-cell/>
          <table:table-cell table:style-name="ce7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3">
          <table:table-cell office:value-type="string">
            <text:p>tcat_v01</text:p>
          </table:table-cell>
          <table:table-cell table:style-name="ce8" office:value-type="string">
            <text:p>,</text:p>
          </table:table-cell>
          <table:table-cell table:style-name="ce8" office:value-type="string">
            <text:p>\.</text:p>
          </table:table-cell>
          <table:table-cell table:style-name="ce8" office:value-type="string">
            <text:p>p</text:p>
          </table:table-cell>
          <table:table-cell table:style-name="ce8" office:value-type="string">
            <text:p>q</text:p>
          </table:table-cell>
          <table:table-cell table:style-name="ce8" office:value-type="string">
            <text:p>y</text:p>
          </table:table-cell>
          <table:table-cell table:style-name="ce8" office:value-type="string">
            <text:p>g</text:p>
          </table:table-cell>
          <table:table-cell table:style-name="ce8" office:value-type="string">
            <text:p>k</text:p>
          </table:table-cell>
          <table:table-cell table:style-name="ce8" office:value-type="string">
            <text:p>c</text:p>
          </table:table-cell>
          <table:table-cell table:style-name="ce8" office:value-type="string">
            <text:p>m</text:p>
          </table:table-cell>
          <table:table-cell table:style-name="ce8" office:value-type="string">
            <text:p>ñ</text:p>
          </table:table-cell>
          <table:table-cell table:style-name="ce8" office:value-type="string">
            <text:p>`</text:p>
          </table:table-cell>
          <table:table-cell table:style-name="ce8" office:value-type="string">
            <text:p>+</text:p>
          </table:table-cell>
          <table:table-cell/>
          <table:table-cell table:formula="of:=VLOOKUP([.B6];[freqs.$A$1:.$C$35];2;0)" office:value-type="float" office:value="1.0469181285153">
            <text:p>1,0469</text:p>
          </table:table-cell>
          <table:table-cell table:formula="of:=VLOOKUP([.C6];[freqs.$A$1:.$C$35];2;0)" office:value-type="float" office:value="17.9771602514862">
            <text:p>17,9772</text:p>
          </table:table-cell>
          <table:table-cell table:formula="of:=VLOOKUP([.D6];[freqs.$A$1:.$C$35];2;0)" office:value-type="float" office:value="2.27143852412773">
            <text:p>2,2714</text:p>
          </table:table-cell>
          <table:table-cell table:formula="of:=VLOOKUP([.E6];[freqs.$A$1:.$C$35];2;0)" office:value-type="float" office:value="0.778605270470297">
            <text:p>0,7786</text:p>
          </table:table-cell>
          <table:table-cell table:formula="of:=VLOOKUP([.F6];[freqs.$A$1:.$C$35];2;0)" office:value-type="float" office:value="0.470070605634771">
            <text:p>0,4701</text:p>
          </table:table-cell>
          <table:table-cell table:formula="of:=VLOOKUP([.G6];[freqs.$A$1:.$C$35];2;0)" office:value-type="float" office:value="1.20763543178358">
            <text:p>1,2076</text:p>
          </table:table-cell>
          <table:table-cell table:formula="of:=VLOOKUP([.H6];[freqs.$A$1:.$C$35];2;0)" office:value-type="float" office:value="0.103953648332473">
            <text:p>0,1040</text:p>
          </table:table-cell>
          <table:table-cell table:formula="of:=VLOOKUP([.I6];[freqs.$A$1:.$C$35];2;0)" office:value-type="float" office:value="3.48122608101886">
            <text:p>3,4812</text:p>
          </table:table-cell>
          <table:table-cell table:formula="of:=VLOOKUP([.J6];[freqs.$A$1:.$C$35];2;0)" office:value-type="float" office:value="2.50651276460652">
            <text:p>2,5065</text:p>
          </table:table-cell>
          <table:table-cell table:formula="of:=VLOOKUP([.K6];[freqs.$A$1:.$C$35];2;0)" office:value-type="float" office:value="0.027212031328829">
            <text:p>0,0272</text:p>
          </table:table-cell>
          <table:table-cell table:formula="of:=VLOOKUP([.L6];[freqs.$A$1:.$C$35];2;0)" office:value-type="float" office:value="0.621692860089648">
            <text:p>0,6217</text:p>
          </table:table-cell>
          <table:table-cell table:formula="of:=VLOOKUP([.M6];[freqs.$A$1:.$C$35];2;0)" office:value-type="float" office:value="0.243628298466816">
            <text:p>0,2436</text:p>
          </table:table-cell>
          <table:table-cell/>
          <table:table-cell table:formula="of:=[confort.$O$6]*[confort.B$8]*[.O6]" office:value-type="float" office:value="10.469181285153">
            <text:p>10,4692</text:p>
          </table:table-cell>
          <table:table-cell table:formula="of:=[confort.$O$6]*[confort.C$8]*[.P6]" office:value-type="float" office:value="119.847735009908">
            <text:p>119,8477</text:p>
          </table:table-cell>
          <table:table-cell table:formula="of:=[confort.$O$6]*[confort.D$8]*[.Q6]" office:value-type="float" office:value="15.1429234941849">
            <text:p>15,1429</text:p>
          </table:table-cell>
          <table:table-cell table:formula="of:=[confort.$O$6]*[confort.E$8]*[.R6]" office:value-type="float" office:value="5.19070180313531">
            <text:p>5,1907</text:p>
          </table:table-cell>
          <table:table-cell table:formula="of:=[confort.$O$6]*[confort.F$8]*[.S6]" office:value-type="float" office:value="3.13380403756514">
            <text:p>3,1338</text:p>
          </table:table-cell>
          <table:table-cell table:formula="of:=[confort.$O$6]*[confort.G$8]*[.T6]" office:value-type="float" office:value="12.0763543178358">
            <text:p>12,0764</text:p>
          </table:table-cell>
          <table:table-cell table:formula="of:=[confort.$O$6]*[confort.H$8]*[.U6]" office:value-type="float" office:value="0.693024322216487">
            <text:p>0,6930</text:p>
          </table:table-cell>
          <table:table-cell table:formula="of:=[confort.$O$6]*[confort.I$8]*[.V6]" office:value-type="float" office:value="23.2081738734591">
            <text:p>23,2082</text:p>
          </table:table-cell>
          <table:table-cell table:formula="of:=[confort.$O$6]*[confort.J$8]*[.W6]" office:value-type="float" office:value="16.7100850973768">
            <text:p>16,7101</text:p>
          </table:table-cell>
          <table:table-cell table:formula="of:=[confort.$O$6]*[confort.K$8]*[.X6]" office:value-type="float" office:value="0.27212031328829">
            <text:p>0,2721</text:p>
          </table:table-cell>
          <table:table-cell table:formula="of:=[confort.$O$6]*[confort.L$8]*[.Y6]" office:value-type="float" office:value="6.21692860089648">
            <text:p>6,2169</text:p>
          </table:table-cell>
          <table:table-cell table:formula="of:=[confort.$O$6]*[confort.M$8]*[.Z6]" office:value-type="float" office:value="2.43628298466816">
            <text:p>2,4363</text:p>
          </table:table-cell>
          <table:table-cell table:number-columns-repeated="4"/>
        </table:table-row>
        <table:table-row table:style-name="ro3">
          <table:table-cell table:formula="of:=SUM([.O6:.Z8])" office:value-type="float" office:value="100">
            <text:p>100</text:p>
          </table:table-cell>
          <table:table-cell table:style-name="ce8" office:value-type="string">
            <text:p>a</text:p>
          </table:table-cell>
          <table:table-cell table:style-name="ce8" office:value-type="string">
            <text:p>e</text:p>
          </table:table-cell>
          <table:table-cell office:value-type="string">
            <text:p>i</text:p>
          </table:table-cell>
          <table:table-cell table:style-name="ce8" office:value-type="string">
            <text:p>o</text:p>
          </table:table-cell>
          <table:table-cell table:style-name="ce8" office:value-type="string">
            <text:p>u</text:p>
          </table:table-cell>
          <table:table-cell table:style-name="ce8" office:value-type="string">
            <text:p>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</text:p>
          </table:table-cell>
          <table:table-cell table:style-name="ce8" office:value-type="string">
            <text:p>´</text:p>
          </table:table-cell>
          <table:table-cell table:style-name="ce8" office:value-type="string">
            <text:p>ç</text:p>
          </table:table-cell>
          <table:table-cell/>
          <table:table-cell table:formula="of:=VLOOKUP([.B7];[freqs.$A$1:.$C$35];2;0)" office:value-type="float" office:value="8.56067673541904">
            <text:p>8,5607</text:p>
          </table:table-cell>
          <table:table-cell table:formula="of:=VLOOKUP([.C7];[freqs.$A$1:.$C$35];2;0)" office:value-type="float" office:value="10.3363832622434">
            <text:p>10,3364</text:p>
          </table:table-cell>
          <table:table-cell table:formula="of:=VLOOKUP([.D7];[freqs.$A$1:.$C$35];2;0)" office:value-type="float" office:value="5.8418011853572">
            <text:p>5,8418</text:p>
          </table:table-cell>
          <table:table-cell table:formula="of:=VLOOKUP([.E7];[freqs.$A$1:.$C$35];2;0)" office:value-type="float" office:value="5.42141123051794">
            <text:p>5,4214</text:p>
          </table:table-cell>
          <table:table-cell table:formula="of:=VLOOKUP([.F7];[freqs.$A$1:.$C$35];2;0)" office:value-type="float" office:value="3.38546063084786">
            <text:p>3,3855</text:p>
          </table:table-cell>
          <table:table-cell table:formula="of:=VLOOKUP([.G7];[freqs.$A$1:.$C$35];2;0)" office:value-type="float" office:value="3.25819626109065">
            <text:p>3,2582</text:p>
          </table:table-cell>
          <table:table-cell table:formula="of:=VLOOKUP([.H7];[freqs.$A$1:.$C$35];2;0)" office:value-type="float" office:value="5.437065122985">
            <text:p>5,4371</text:p>
          </table:table-cell>
          <table:table-cell table:formula="of:=VLOOKUP([.I7];[freqs.$A$1:.$C$35];2;0)" office:value-type="float" office:value="5.97164185961027">
            <text:p>5,9716</text:p>
          </table:table-cell>
          <table:table-cell table:formula="of:=VLOOKUP([.J7];[freqs.$A$1:.$C$35];2;0)" office:value-type="float" office:value="5.35224255717957">
            <text:p>5,3522</text:p>
          </table:table-cell>
          <table:table-cell table:formula="of:=VLOOKUP([.K7];[freqs.$A$1:.$C$35];2;0)" office:value-type="float" office:value="5.28046926026264">
            <text:p>5,2805</text:p>
          </table:table-cell>
          <table:table-cell table:formula="of:=VLOOKUP([.L7];[freqs.$A$1:.$C$35];2;0)" office:value-type="float" office:value="1.19276079768588">
            <text:p>1,1928</text:p>
          </table:table-cell>
          <table:table-cell table:formula="of:=VLOOKUP([.M7];[freqs.$A$1:.$C$35];2;0)" office:value-type="float" office:value="0.020478772103532">
            <text:p>0,0205</text:p>
          </table:table-cell>
          <table:table-cell/>
          <table:table-cell table:formula="of:=[confort.$O$6]*[confort.B$9]*[.O7]" office:value-type="float" office:value="28.5355891180635">
            <text:p>28,5356</text:p>
          </table:table-cell>
          <table:table-cell table:formula="of:=[confort.$O$6]*[confort.C$9]*[.P7]" office:value-type="float" office:value="34.4546108741447">
            <text:p>34,4546</text:p>
          </table:table-cell>
          <table:table-cell table:formula="of:=[confort.$O$6]*[confort.D$9]*[.Q7]" office:value-type="float" office:value="19.4726706178573">
            <text:p>19,4727</text:p>
          </table:table-cell>
          <table:table-cell table:formula="of:=[confort.$O$6]*[confort.E$9]*[.R7]" office:value-type="float" office:value="18.0713707683931">
            <text:p>18,0714</text:p>
          </table:table-cell>
          <table:table-cell table:formula="of:=[confort.$O$6]*[confort.F$9]*[.S7]" office:value-type="float" office:value="22.5697375389857">
            <text:p>22,5697</text:p>
          </table:table-cell>
          <table:table-cell table:formula="of:=[confort.$O$6]*[confort.G$9]*[.T7]" office:value-type="float" office:value="21.721308407271">
            <text:p>21,7213</text:p>
          </table:table-cell>
          <table:table-cell table:formula="of:=[confort.$O$6]*[confort.H$9]*[.U7]" office:value-type="float" office:value="18.12355040995">
            <text:p>18,1236</text:p>
          </table:table-cell>
          <table:table-cell table:formula="of:=[confort.$O$6]*[confort.I$9]*[.V7]" office:value-type="float" office:value="19.9054728653676">
            <text:p>19,9055</text:p>
          </table:table-cell>
          <table:table-cell table:formula="of:=[confort.$O$6]*[confort.J$9]*[.W7]" office:value-type="float" office:value="17.8408085239319">
            <text:p>17,8408</text:p>
          </table:table-cell>
          <table:table-cell table:formula="of:=[confort.$O$6]*[confort.K$9]*[.X7]" office:value-type="float" office:value="17.6015642008755">
            <text:p>17,6016</text:p>
          </table:table-cell>
          <table:table-cell table:formula="of:=[confort.$O$6]*[confort.L$9]*[.Y7]" office:value-type="float" office:value="7.9517386512392">
            <text:p>7,9517</text:p>
          </table:table-cell>
          <table:table-cell table:formula="of:=[confort.$O$6]*[confort.M$9]*[.Z7]" office:value-type="float" office:value="0.20478772103532">
            <text:p>0,2048</text:p>
          </table:table-cell>
          <table:table-cell table:number-columns-repeated="4"/>
        </table:table-row>
        <table:table-row table:style-name="ro3">
          <table:table-cell table:style-name="ce4" table:formula="of:=SUM([.AB6:.AM8])" office:value-type="float" office:value="510.671158673082">
            <text:p>510,671159</text:p>
          </table:table-cell>
          <table:table-cell table:style-name="ce8" office:value-type="string">
            <text:p>&lt;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</text:p>
          </table:table-cell>
          <table:table-cell table:style-name="ce8" office:value-type="string">
            <text:p>b</text:p>
          </table:table-cell>
          <table:table-cell table:style-name="ce8" office:value-type="string">
            <text:p>w</text:p>
          </table:table-cell>
          <table:table-cell table:style-name="ce8" office:value-type="string">
            <text:p>z</text:p>
          </table:table-cell>
          <table:table-cell table:style-name="ce8" office:value-type="string">
            <text:p>h</text:p>
          </table:table-cell>
          <table:table-cell table:style-name="ce8" office:value-type="string">
            <text:p>j</text:p>
          </table:table-cell>
          <table:table-cell table:style-name="ce8" office:value-type="string">
            <text:p>l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</text:p>
          </table:table-cell>
          <table:table-cell table:style-name="ce8"/>
          <table:table-cell/>
          <table:table-cell table:formula="of:=VLOOKUP([.B8];[freqs.$A$1:.$C$35];2;0)" office:value-type="float" office:value="0.074087158140136">
            <text:p>0,0741</text:p>
          </table:table-cell>
          <table:table-cell table:formula="of:=VLOOKUP([.C8];[freqs.$A$1:.$C$35];2;0)" office:value-type="float" office:value="0.063328153807185">
            <text:p>0,0633</text:p>
          </table:table-cell>
          <table:table-cell table:formula="of:=VLOOKUP([.D8];[freqs.$A$1:.$C$35];2;0)" office:value-type="float" office:value="0.922579114864839">
            <text:p>0,9226</text:p>
          </table:table-cell>
          <table:table-cell table:formula="of:=VLOOKUP([.E8];[freqs.$A$1:.$C$35];2;0)" office:value-type="float" office:value="1.01155131389445">
            <text:p>1,0116</text:p>
          </table:table-cell>
          <table:table-cell table:formula="of:=VLOOKUP([.F8];[freqs.$A$1:.$C$35];2;0)" office:value-type="float" office:value="0.28296755180358">
            <text:p>0,2830</text:p>
          </table:table-cell>
          <table:table-cell table:formula="of:=VLOOKUP([.G8];[freqs.$A$1:.$C$35];2;0)" office:value-type="float" office:value="0.227255706312434">
            <text:p>0,2273</text:p>
          </table:table-cell>
          <table:table-cell table:formula="of:=VLOOKUP([.H8];[freqs.$A$1:.$C$35];2;0)" office:value-type="float" office:value="0.947272299863133">
            <text:p>0,9473</text:p>
          </table:table-cell>
          <table:table-cell table:formula="of:=VLOOKUP([.I8];[freqs.$A$1:.$C$35];2;0)" office:value-type="float" office:value="0.237299640406982">
            <text:p>0,2373</text:p>
          </table:table-cell>
          <table:table-cell table:formula="of:=VLOOKUP([.J8];[freqs.$A$1:.$C$35];2;0)" office:value-type="float" office:value="4.13625767086491">
            <text:p>4,1363</text:p>
          </table:table-cell>
          <table:table-cell table:formula="of:=VLOOKUP([.K8];[freqs.$A$1:.$C$35];2;0)" office:value-type="float" office:value="0.492215524813006">
            <text:p>0,4922</text:p>
          </table:table-cell>
          <table:table-cell table:formula="of:=VLOOKUP([.L8];[freqs.$A$1:.$C$35];2;0)" office:value-type="float" office:value="0.810544294065431">
            <text:p>0,8105</text:p>
          </table:table-cell>
          <table:table-cell table:number-columns-repeated="2"/>
          <table:table-cell table:formula="of:=[confort.$O$6]*[confort.B$10]*[.O8]" office:value-type="float" office:value="0.74087158140136">
            <text:p>0,7409</text:p>
          </table:table-cell>
          <table:table-cell table:formula="of:=[confort.$O$6]*[confort.C$10]*[.P8]" office:value-type="float" office:value="0.4221876920479">
            <text:p>0,4222</text:p>
          </table:table-cell>
          <table:table-cell table:formula="of:=[confort.$O$6]*[confort.D$10]*[.Q8]" office:value-type="float" office:value="9.22579114864839">
            <text:p>9,2258</text:p>
          </table:table-cell>
          <table:table-cell table:formula="of:=[confort.$O$6]*[confort.E$10]*[.R8]" office:value-type="float" office:value="10.1155131389445">
            <text:p>10,1155</text:p>
          </table:table-cell>
          <table:table-cell table:formula="of:=[confort.$O$6]*[confort.F$10]*[.S8]" office:value-type="float" office:value="1.8864503453572">
            <text:p>1,8865</text:p>
          </table:table-cell>
          <table:table-cell table:formula="of:=[confort.$O$6]*[confort.G$10]*[.T8]" office:value-type="float" office:value="2.27255706312434">
            <text:p>2,2726</text:p>
          </table:table-cell>
          <table:table-cell table:formula="of:=[confort.$O$6]*[confort.H$10]*[.U8]" office:value-type="float" office:value="6.31514866575422">
            <text:p>6,3151</text:p>
          </table:table-cell>
          <table:table-cell table:formula="of:=[confort.$O$6]*[confort.I$10]*[.V8]" office:value-type="float" office:value="1.58199760271321">
            <text:p>1,5820</text:p>
          </table:table-cell>
          <table:table-cell table:formula="of:=[confort.$O$6]*[confort.J$10]*[.W8]" office:value-type="float" office:value="27.5750511390994">
            <text:p>27,5751</text:p>
          </table:table-cell>
          <table:table-cell table:formula="of:=[confort.$O$6]*[confort.K$10]*[.X8]" office:value-type="float" office:value="3.28143683208671">
            <text:p>3,2814</text:p>
          </table:table-cell>
          <table:table-cell table:formula="of:=[confort.$O$6]*[confort.L$10]*[.Y8]" office:value-type="float" office:value="5.40362862710287">
            <text:p>5,4036</text:p>
          </table:table-cell>
          <table:table-cell table:number-columns-repeated="5"/>
        </table:table-row>
        <table:table-row table:style-name="ro5">
          <table:table-cell table:style-name="ce5"/>
          <table:table-cell table:style-name="ce8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4">
          <table:table-cell/>
          <table:table-cell table:style-name="ce7" table:number-columns-repeated="12"/>
          <table:table-cell table:number-columns-repeated="14"/>
          <table:table-cell table:style-name="Default" table:number-columns-repeated="12"/>
          <table:table-cell table:number-columns-repeated="4"/>
        </table:table-row>
        <table:table-row table:style-name="ro6">
          <table:table-cell office:value-type="string">
            <text:p>dvorak_es</text:p>
          </table:table-cell>
          <table:table-cell table:style-name="ce9" office:value-type="string">
            <text:p>\.</text:p>
          </table:table-cell>
          <table:table-cell table:style-name="ce9" office:value-type="string">
            <text:p>,</text:p>
          </table:table-cell>
          <table:table-cell table:style-name="ce9" office:value-type="string">
            <text:p>ñ</text:p>
          </table:table-cell>
          <table:table-cell table:style-name="ce9" office:value-type="string">
            <text:p>p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</text:p>
          </table:table-cell>
          <table:table-cell table:style-name="ce9" office:value-type="string">
            <text:p>g</text:p>
          </table:table-cell>
          <table:table-cell table:style-name="ce9" office:value-type="string">
            <text:p>c</text:p>
          </table:table-cell>
          <table:table-cell table:style-name="ce9" office:value-type="string">
            <text:p>h</text:p>
          </table:table-cell>
          <table:table-cell table:style-name="ce9" office:value-type="string">
            <text:p>l</text:p>
          </table:table-cell>
          <table:table-cell table:style-name="ce9" office:value-type="string">
            <text:p>`</text:p>
          </table:table-cell>
          <table:table-cell table:style-name="ce9" office:value-type="string">
            <text:p>+</text:p>
          </table:table-cell>
          <table:table-cell/>
          <table:table-cell table:formula="of:=VLOOKUP([.B11];[freqs.$A$1:.$C$35];2;0)" office:value-type="float" office:value="17.9771602514862">
            <text:p>17,9772</text:p>
          </table:table-cell>
          <table:table-cell table:formula="of:=VLOOKUP([.C11];[freqs.$A$1:.$C$35];2;0)" office:value-type="float" office:value="1.0469181285153">
            <text:p>1,0469</text:p>
          </table:table-cell>
          <table:table-cell table:formula="of:=VLOOKUP([.D11];[freqs.$A$1:.$C$35];2;0)" office:value-type="float" office:value="0.027212031328829">
            <text:p>0,0272</text:p>
          </table:table-cell>
          <table:table-cell table:formula="of:=VLOOKUP([.E11];[freqs.$A$1:.$C$35];2;0)" office:value-type="float" office:value="2.27143852412773">
            <text:p>2,2714</text:p>
          </table:table-cell>
          <table:table-cell table:formula="of:=VLOOKUP([.F11];[freqs.$A$1:.$C$35];2;0)" office:value-type="float" office:value="0.470070605634771">
            <text:p>0,4701</text:p>
          </table:table-cell>
          <table:table-cell table:formula="of:=VLOOKUP([.G11];[freqs.$A$1:.$C$35];2;0)" office:value-type="float" office:value="0.922579114864839">
            <text:p>0,9226</text:p>
          </table:table-cell>
          <table:table-cell table:formula="of:=VLOOKUP([.H11];[freqs.$A$1:.$C$35];2;0)" office:value-type="float" office:value="1.20763543178358">
            <text:p>1,2076</text:p>
          </table:table-cell>
          <table:table-cell table:formula="of:=VLOOKUP([.I11];[freqs.$A$1:.$C$35];2;0)" office:value-type="float" office:value="3.48122608101886">
            <text:p>3,4812</text:p>
          </table:table-cell>
          <table:table-cell table:formula="of:=VLOOKUP([.J11];[freqs.$A$1:.$C$35];2;0)" office:value-type="float" office:value="0.947272299863133">
            <text:p>0,9473</text:p>
          </table:table-cell>
          <table:table-cell table:formula="of:=VLOOKUP([.K11];[freqs.$A$1:.$C$35];2;0)" office:value-type="float" office:value="4.13625767086491">
            <text:p>4,1363</text:p>
          </table:table-cell>
          <table:table-cell table:formula="of:=VLOOKUP([.L11];[freqs.$A$1:.$C$35];2;0)" office:value-type="float" office:value="0.621692860089648">
            <text:p>0,6217</text:p>
          </table:table-cell>
          <table:table-cell table:formula="of:=VLOOKUP([.M11];[freqs.$A$1:.$C$35];2;0)" office:value-type="float" office:value="0.243628298466816">
            <text:p>0,2436</text:p>
          </table:table-cell>
          <table:table-cell/>
          <table:table-cell table:formula="of:=[confort.$O$6]*[confort.B$8]*[.O11]" office:value-type="float" office:value="179.771602514862">
            <text:p>179,7716</text:p>
          </table:table-cell>
          <table:table-cell table:formula="of:=[confort.$O$6]*[confort.C$8]*[.P11]" office:value-type="float" office:value="6.979454190102">
            <text:p>6,9795</text:p>
          </table:table-cell>
          <table:table-cell table:formula="of:=[confort.$O$6]*[confort.D$8]*[.Q11]" office:value-type="float" office:value="0.181413542192193">
            <text:p>0,1814</text:p>
          </table:table-cell>
          <table:table-cell table:formula="of:=[confort.$O$6]*[confort.E$8]*[.R11]" office:value-type="float" office:value="15.1429234941849">
            <text:p>15,1429</text:p>
          </table:table-cell>
          <table:table-cell table:formula="of:=[confort.$O$6]*[confort.F$8]*[.S11]" office:value-type="float" office:value="3.13380403756514">
            <text:p>3,1338</text:p>
          </table:table-cell>
          <table:table-cell table:formula="of:=[confort.$O$6]*[confort.G$8]*[.T11]" office:value-type="float" office:value="9.22579114864839">
            <text:p>9,2258</text:p>
          </table:table-cell>
          <table:table-cell table:formula="of:=[confort.$O$6]*[confort.H$8]*[.U11]" office:value-type="float" office:value="8.0509028785572">
            <text:p>8,0509</text:p>
          </table:table-cell>
          <table:table-cell table:formula="of:=[confort.$O$6]*[confort.I$8]*[.V11]" office:value-type="float" office:value="23.2081738734591">
            <text:p>23,2082</text:p>
          </table:table-cell>
          <table:table-cell table:formula="of:=[confort.$O$6]*[confort.J$8]*[.W11]" office:value-type="float" office:value="6.31514866575422">
            <text:p>6,3151</text:p>
          </table:table-cell>
          <table:table-cell table:formula="of:=[confort.$O$6]*[confort.K$8]*[.X11]" office:value-type="float" office:value="41.3625767086491">
            <text:p>41,3626</text:p>
          </table:table-cell>
          <table:table-cell table:formula="of:=[confort.$O$6]*[confort.L$8]*[.Y11]" office:value-type="float" office:value="6.21692860089648">
            <text:p>6,2169</text:p>
          </table:table-cell>
          <table:table-cell table:formula="of:=[confort.$O$6]*[confort.M$8]*[.Z11]" office:value-type="float" office:value="2.43628298466816">
            <text:p>2,4363</text:p>
          </table:table-cell>
          <table:table-cell table:number-columns-repeated="4"/>
        </table:table-row>
        <table:table-row table:style-name="ro3">
          <table:table-cell table:formula="of:=SUM([.O11:.Z13])" office:value-type="float" office:value="100">
            <text:p>100</text:p>
          </table:table-cell>
          <table:table-cell table:style-name="ce9" office:value-type="string">
            <text:p>a</text:p>
          </table:table-cell>
          <table:table-cell table:style-name="ce9" office:value-type="string">
            <text:p>o</text:p>
          </table:table-cell>
          <table:table-cell table:style-name="ce9" office:value-type="string">
            <text:p>e</text:p>
          </table:table-cell>
          <table:table-cell table:style-name="ce9" office:value-type="string">
            <text:p>u</text:p>
          </table:table-cell>
          <table:table-cell office:value-type="string">
            <text:p>i</text:p>
          </table:table-cell>
          <table:table-cell table:style-name="ce9" office:value-type="string">
            <text:p>d</text:p>
          </table:table-cell>
          <table:table-cell table:style-name="ce9" office:value-type="string">
            <text:p>r</text:p>
          </table:table-cell>
          <table:table-cell table:style-name="ce9" office:value-type="string">
            <text:p>t</text:p>
          </table:table-cell>
          <table:table-cell table:style-name="ce9" office:value-type="string">
            <text:p>n</text:p>
          </table:table-cell>
          <table:table-cell table:style-name="ce9" office:value-type="string">
            <text:p>s</text:p>
          </table:table-cell>
          <table:table-cell table:style-name="ce9" office:value-type="string">
            <text:p>´</text:p>
          </table:table-cell>
          <table:table-cell table:style-name="ce9" office:value-type="string">
            <text:p>ç</text:p>
          </table:table-cell>
          <table:table-cell/>
          <table:table-cell table:formula="of:=VLOOKUP([.B12];[freqs.$A$1:.$C$35];2;0)" office:value-type="float" office:value="8.56067673541904">
            <text:p>8,5607</text:p>
          </table:table-cell>
          <table:table-cell table:formula="of:=VLOOKUP([.C12];[freqs.$A$1:.$C$35];2;0)" office:value-type="float" office:value="5.42141123051794">
            <text:p>5,4214</text:p>
          </table:table-cell>
          <table:table-cell table:formula="of:=VLOOKUP([.D12];[freqs.$A$1:.$C$35];2;0)" office:value-type="float" office:value="10.3363832622434">
            <text:p>10,3364</text:p>
          </table:table-cell>
          <table:table-cell table:formula="of:=VLOOKUP([.E12];[freqs.$A$1:.$C$35];2;0)" office:value-type="float" office:value="3.38546063084786">
            <text:p>3,3855</text:p>
          </table:table-cell>
          <table:table-cell table:formula="of:=VLOOKUP([.F12];[freqs.$A$1:.$C$35];2;0)" office:value-type="float" office:value="5.8418011853572">
            <text:p>5,8418</text:p>
          </table:table-cell>
          <table:table-cell table:formula="of:=VLOOKUP([.G12];[freqs.$A$1:.$C$35];2;0)" office:value-type="float" office:value="3.25819626109065">
            <text:p>3,2582</text:p>
          </table:table-cell>
          <table:table-cell table:formula="of:=VLOOKUP([.H12];[freqs.$A$1:.$C$35];2;0)" office:value-type="float" office:value="5.437065122985">
            <text:p>5,4371</text:p>
          </table:table-cell>
          <table:table-cell table:formula="of:=VLOOKUP([.I12];[freqs.$A$1:.$C$35];2;0)" office:value-type="float" office:value="5.28046926026264">
            <text:p>5,2805</text:p>
          </table:table-cell>
          <table:table-cell table:formula="of:=VLOOKUP([.J12];[freqs.$A$1:.$C$35];2;0)" office:value-type="float" office:value="5.35224255717957">
            <text:p>5,3522</text:p>
          </table:table-cell>
          <table:table-cell table:formula="of:=VLOOKUP([.K12];[freqs.$A$1:.$C$35];2;0)" office:value-type="float" office:value="5.97164185961027">
            <text:p>5,9716</text:p>
          </table:table-cell>
          <table:table-cell table:formula="of:=VLOOKUP([.L12];[freqs.$A$1:.$C$35];2;0)" office:value-type="float" office:value="1.19276079768588">
            <text:p>1,1928</text:p>
          </table:table-cell>
          <table:table-cell table:formula="of:=VLOOKUP([.M12];[freqs.$A$1:.$C$35];2;0)" office:value-type="float" office:value="0.020478772103532">
            <text:p>0,0205</text:p>
          </table:table-cell>
          <table:table-cell/>
          <table:table-cell table:formula="of:=[confort.$O$6]*[confort.B$9]*[.O12]" office:value-type="float" office:value="28.5355891180635">
            <text:p>28,5356</text:p>
          </table:table-cell>
          <table:table-cell table:formula="of:=[confort.$O$6]*[confort.C$9]*[.P12]" office:value-type="float" office:value="18.0713707683931">
            <text:p>18,0714</text:p>
          </table:table-cell>
          <table:table-cell table:formula="of:=[confort.$O$6]*[confort.D$9]*[.Q12]" office:value-type="float" office:value="34.4546108741447">
            <text:p>34,4546</text:p>
          </table:table-cell>
          <table:table-cell table:formula="of:=[confort.$O$6]*[confort.E$9]*[.R12]" office:value-type="float" office:value="11.2848687694929">
            <text:p>11,2849</text:p>
          </table:table-cell>
          <table:table-cell table:formula="of:=[confort.$O$6]*[confort.F$9]*[.S12]" office:value-type="float" office:value="38.9453412357147">
            <text:p>38,9453</text:p>
          </table:table-cell>
          <table:table-cell table:formula="of:=[confort.$O$6]*[confort.G$9]*[.T12]" office:value-type="float" office:value="21.721308407271">
            <text:p>21,7213</text:p>
          </table:table-cell>
          <table:table-cell table:formula="of:=[confort.$O$6]*[confort.H$9]*[.U12]" office:value-type="float" office:value="18.12355040995">
            <text:p>18,1236</text:p>
          </table:table-cell>
          <table:table-cell table:formula="of:=[confort.$O$6]*[confort.I$9]*[.V12]" office:value-type="float" office:value="17.6015642008755">
            <text:p>17,6016</text:p>
          </table:table-cell>
          <table:table-cell table:formula="of:=[confort.$O$6]*[confort.J$9]*[.W12]" office:value-type="float" office:value="17.8408085239319">
            <text:p>17,8408</text:p>
          </table:table-cell>
          <table:table-cell table:formula="of:=[confort.$O$6]*[confort.K$9]*[.X12]" office:value-type="float" office:value="19.9054728653676">
            <text:p>19,9055</text:p>
          </table:table-cell>
          <table:table-cell table:formula="of:=[confort.$O$6]*[confort.L$9]*[.Y12]" office:value-type="float" office:value="7.9517386512392">
            <text:p>7,9517</text:p>
          </table:table-cell>
          <table:table-cell table:formula="of:=[confort.$O$6]*[confort.M$9]*[.Z12]" office:value-type="float" office:value="0.20478772103532">
            <text:p>0,2048</text:p>
          </table:table-cell>
          <table:table-cell table:number-columns-repeated="4"/>
        </table:table-row>
        <table:table-row table:style-name="ro4">
          <table:table-cell table:style-name="ce4" table:formula="of:=SUM([.AB11:.AM13])" office:value-type="float" office:value="585.86217967547">
            <text:p>585,862180</text:p>
          </table:table-cell>
          <table:table-cell table:style-name="ce9" office:value-type="string">
            <text:p>&lt;</text:p>
          </table:table-cell>
          <table:table-cell table:style-name="ce9" office:value-type="string">
            <text:p>-</text:p>
          </table:table-cell>
          <table:table-cell table:style-name="ce9" office:value-type="string">
            <text:p>q</text:p>
          </table:table-cell>
          <table:table-cell table:style-name="ce9" office:value-type="string">
            <text:p>j</text:p>
          </table:table-cell>
          <table:table-cell table:style-name="ce9" office:value-type="string">
            <text:p>k</text:p>
          </table:table-cell>
          <table:table-cell table:style-name="ce9" office:value-type="string">
            <text:p>x</text:p>
          </table:table-cell>
          <table:table-cell table:style-name="ce9" office:value-type="string">
            <text:p>b</text:p>
          </table:table-cell>
          <table:table-cell table:style-name="ce9" office:value-type="string">
            <text:p>m</text:p>
          </table:table-cell>
          <table:table-cell table:style-name="ce9" office:value-type="string">
            <text:p>w</text:p>
          </table:table-cell>
          <table:table-cell table:style-name="ce9" office:value-type="string">
            <text:p>v</text:p>
          </table:table-cell>
          <table:table-cell table:style-name="ce9" office:value-type="string">
            <text:p>z</text:p>
          </table:table-cell>
          <table:table-cell table:style-name="ce9"/>
          <table:table-cell/>
          <table:table-cell table:formula="of:=VLOOKUP([.B13];[freqs.$A$1:.$C$35];2;0)" office:value-type="float" office:value="0.074087158140136">
            <text:p>0,0741</text:p>
          </table:table-cell>
          <table:table-cell table:formula="of:=VLOOKUP([.C13];[freqs.$A$1:.$C$35];2;0)" office:value-type="float" office:value="0.063328153807185">
            <text:p>0,0633</text:p>
          </table:table-cell>
          <table:table-cell table:formula="of:=VLOOKUP([.D13];[freqs.$A$1:.$C$35];2;0)" office:value-type="float" office:value="0.778605270470297">
            <text:p>0,7786</text:p>
          </table:table-cell>
          <table:table-cell table:formula="of:=VLOOKUP([.E13];[freqs.$A$1:.$C$35];2;0)" office:value-type="float" office:value="0.237299640406982">
            <text:p>0,2373</text:p>
          </table:table-cell>
          <table:table-cell table:formula="of:=VLOOKUP([.F13];[freqs.$A$1:.$C$35];2;0)" office:value-type="float" office:value="0.103953648332473">
            <text:p>0,1040</text:p>
          </table:table-cell>
          <table:table-cell table:formula="of:=VLOOKUP([.G13];[freqs.$A$1:.$C$35];2;0)" office:value-type="float" office:value="0.492215524813006">
            <text:p>0,4922</text:p>
          </table:table-cell>
          <table:table-cell table:formula="of:=VLOOKUP([.H13];[freqs.$A$1:.$C$35];2;0)" office:value-type="float" office:value="1.01155131389445">
            <text:p>1,0116</text:p>
          </table:table-cell>
          <table:table-cell table:formula="of:=VLOOKUP([.I13];[freqs.$A$1:.$C$35];2;0)" office:value-type="float" office:value="2.50651276460652">
            <text:p>2,5065</text:p>
          </table:table-cell>
          <table:table-cell table:formula="of:=VLOOKUP([.J13];[freqs.$A$1:.$C$35];2;0)" office:value-type="float" office:value="0.28296755180358">
            <text:p>0,2830</text:p>
          </table:table-cell>
          <table:table-cell table:formula="of:=VLOOKUP([.K13];[freqs.$A$1:.$C$35];2;0)" office:value-type="float" office:value="0.810544294065431">
            <text:p>0,8105</text:p>
          </table:table-cell>
          <table:table-cell table:formula="of:=VLOOKUP([.L13];[freqs.$A$1:.$C$35];2;0)" office:value-type="float" office:value="0.227255706312434">
            <text:p>0,2273</text:p>
          </table:table-cell>
          <table:table-cell table:number-columns-repeated="2"/>
          <table:table-cell table:formula="of:=[confort.$O$6]*[confort.B$10]*[.O13]" office:value-type="float" office:value="0.74087158140136">
            <text:p>0,7409</text:p>
          </table:table-cell>
          <table:table-cell table:formula="of:=[confort.$O$6]*[confort.C$10]*[.P13]" office:value-type="float" office:value="0.4221876920479">
            <text:p>0,4222</text:p>
          </table:table-cell>
          <table:table-cell table:formula="of:=[confort.$O$6]*[confort.D$10]*[.Q13]" office:value-type="float" office:value="7.78605270470297">
            <text:p>7,7861</text:p>
          </table:table-cell>
          <table:table-cell table:formula="of:=[confort.$O$6]*[confort.E$10]*[.R13]" office:value-type="float" office:value="2.37299640406982">
            <text:p>2,3730</text:p>
          </table:table-cell>
          <table:table-cell table:formula="of:=[confort.$O$6]*[confort.F$10]*[.S13]" office:value-type="float" office:value="0.693024322216487">
            <text:p>0,6930</text:p>
          </table:table-cell>
          <table:table-cell table:formula="of:=[confort.$O$6]*[confort.G$10]*[.T13]" office:value-type="float" office:value="4.92215524813006">
            <text:p>4,9222</text:p>
          </table:table-cell>
          <table:table-cell table:formula="of:=[confort.$O$6]*[confort.H$10]*[.U13]" office:value-type="float" office:value="6.743675425963">
            <text:p>6,7437</text:p>
          </table:table-cell>
          <table:table-cell table:formula="of:=[confort.$O$6]*[confort.I$10]*[.V13]" office:value-type="float" office:value="16.7100850973768">
            <text:p>16,7101</text:p>
          </table:table-cell>
          <table:table-cell table:formula="of:=[confort.$O$6]*[confort.J$10]*[.W13]" office:value-type="float" office:value="1.8864503453572">
            <text:p>1,8865</text:p>
          </table:table-cell>
          <table:table-cell table:formula="of:=[confort.$O$6]*[confort.K$10]*[.X13]" office:value-type="float" office:value="5.40362862710287">
            <text:p>5,4036</text:p>
          </table:table-cell>
          <table:table-cell table:formula="of:=[confort.$O$6]*[confort.L$10]*[.Y13]" office:value-type="float" office:value="1.51503804208289">
            <text:p>1,5150</text:p>
          </table:table-cell>
          <table:table-cell table:number-columns-repeated="5"/>
        </table:table-row>
        <table:table-row table:style-name="ro7">
          <table:table-cell table:style-name="ce5"/>
          <table:table-cell table:style-name="ce7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7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3">
          <table:table-cell office:value-type="string">
            <text:p>tcat_vtest</text:p>
          </table:table-cell>
          <table:table-cell office:value-type="string">
            <text:p>,</text:p>
          </table:table-cell>
          <table:table-cell office:value-type="string">
            <text:p>\.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y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ñ</text:p>
          </table:table-cell>
          <table:table-cell office:value-type="string">
            <text:p>`</text:p>
          </table:table-cell>
          <table:table-cell office:value-type="string">
            <text:p>+</text:p>
          </table:table-cell>
          <table:table-cell/>
          <table:table-cell table:formula="of:=VLOOKUP([.B16];[freqs.$A$1:.$C$35];2;0)" office:value-type="float" office:value="1.0469181285153">
            <text:p>1,0469</text:p>
          </table:table-cell>
          <table:table-cell table:formula="of:=VLOOKUP([.C16];[freqs.$A$1:.$C$35];2;0)" office:value-type="float" office:value="17.9771602514862">
            <text:p>17,9772</text:p>
          </table:table-cell>
          <table:table-cell table:formula="of:=VLOOKUP([.D16];[freqs.$A$1:.$C$35];2;0)" office:value-type="float" office:value="2.27143852412773">
            <text:p>2,2714</text:p>
          </table:table-cell>
          <table:table-cell table:formula="of:=VLOOKUP([.E16];[freqs.$A$1:.$C$35];2;0)" office:value-type="float" office:value="0.778605270470297">
            <text:p>0,7786</text:p>
          </table:table-cell>
          <table:table-cell table:formula="of:=VLOOKUP([.F16];[freqs.$A$1:.$C$35];2;0)" office:value-type="float" office:value="0.470070605634771">
            <text:p>0,4701</text:p>
          </table:table-cell>
          <table:table-cell table:formula="of:=VLOOKUP([.G16];[freqs.$A$1:.$C$35];2;0)" office:value-type="float" office:value="1.20763543178358">
            <text:p>1,2076</text:p>
          </table:table-cell>
          <table:table-cell table:formula="of:=VLOOKUP([.H16];[freqs.$A$1:.$C$35];2;0)" office:value-type="float" office:value="0.103953648332473">
            <text:p>0,1040</text:p>
          </table:table-cell>
          <table:table-cell table:formula="of:=VLOOKUP([.I16];[freqs.$A$1:.$C$35];2;0)" office:value-type="float" office:value="3.48122608101886">
            <text:p>3,4812</text:p>
          </table:table-cell>
          <table:table-cell table:formula="of:=VLOOKUP([.J16];[freqs.$A$1:.$C$35];2;0)" office:value-type="float" office:value="2.50651276460652">
            <text:p>2,5065</text:p>
          </table:table-cell>
          <table:table-cell table:formula="of:=VLOOKUP([.K16];[freqs.$A$1:.$C$35];2;0)" office:value-type="float" office:value="0.027212031328829">
            <text:p>0,0272</text:p>
          </table:table-cell>
          <table:table-cell table:formula="of:=VLOOKUP([.L16];[freqs.$A$1:.$C$35];2;0)" office:value-type="float" office:value="0.621692860089648">
            <text:p>0,6217</text:p>
          </table:table-cell>
          <table:table-cell table:formula="of:=VLOOKUP([.M16];[freqs.$A$1:.$C$35];2;0)" office:value-type="float" office:value="0.243628298466816">
            <text:p>0,2436</text:p>
          </table:table-cell>
          <table:table-cell/>
          <table:table-cell table:formula="of:=[confort.$O$6]*[confort.B$8]*[.O16]" office:value-type="float" office:value="10.469181285153">
            <text:p>10,4692</text:p>
          </table:table-cell>
          <table:table-cell table:formula="of:=[confort.$O$6]*[confort.C$8]*[.P16]" office:value-type="float" office:value="119.847735009908">
            <text:p>119,8477</text:p>
          </table:table-cell>
          <table:table-cell table:formula="of:=[confort.$O$6]*[confort.D$8]*[.Q16]" office:value-type="float" office:value="15.1429234941849">
            <text:p>15,1429</text:p>
          </table:table-cell>
          <table:table-cell table:formula="of:=[confort.$O$6]*[confort.E$8]*[.R16]" office:value-type="float" office:value="5.19070180313531">
            <text:p>5,1907</text:p>
          </table:table-cell>
          <table:table-cell table:formula="of:=[confort.$O$6]*[confort.F$8]*[.S16]" office:value-type="float" office:value="3.13380403756514">
            <text:p>3,1338</text:p>
          </table:table-cell>
          <table:table-cell table:formula="of:=[confort.$O$6]*[confort.G$8]*[.T16]" office:value-type="float" office:value="12.0763543178358">
            <text:p>12,0764</text:p>
          </table:table-cell>
          <table:table-cell table:formula="of:=[confort.$O$6]*[confort.H$8]*[.U16]" office:value-type="float" office:value="0.693024322216487">
            <text:p>0,6930</text:p>
          </table:table-cell>
          <table:table-cell table:formula="of:=[confort.$O$6]*[confort.I$8]*[.V16]" office:value-type="float" office:value="23.2081738734591">
            <text:p>23,2082</text:p>
          </table:table-cell>
          <table:table-cell table:formula="of:=[confort.$O$6]*[confort.J$8]*[.W16]" office:value-type="float" office:value="16.7100850973768">
            <text:p>16,7101</text:p>
          </table:table-cell>
          <table:table-cell table:formula="of:=[confort.$O$6]*[confort.K$8]*[.X16]" office:value-type="float" office:value="0.27212031328829">
            <text:p>0,2721</text:p>
          </table:table-cell>
          <table:table-cell table:formula="of:=[confort.$O$6]*[confort.L$8]*[.Y16]" office:value-type="float" office:value="6.21692860089648">
            <text:p>6,2169</text:p>
          </table:table-cell>
          <table:table-cell table:formula="of:=[confort.$O$6]*[confort.M$8]*[.Z16]" office:value-type="float" office:value="2.43628298466816">
            <text:p>2,4363</text:p>
          </table:table-cell>
          <table:table-cell table:number-columns-repeated="4"/>
        </table:table-row>
        <table:table-row table:style-name="ro3">
          <table:table-cell table:formula="of:=SUM([.O16:.Z18])"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´</text:p>
          </table:table-cell>
          <table:table-cell office:value-type="string">
            <text:p>ç</text:p>
          </table:table-cell>
          <table:table-cell/>
          <table:table-cell table:formula="of:=VLOOKUP([.B17];[freqs.$A$1:.$C$35];2;0)" office:value-type="float" office:value="8.56067673541904">
            <text:p>8,5607</text:p>
          </table:table-cell>
          <table:table-cell table:formula="of:=VLOOKUP([.C17];[freqs.$A$1:.$C$35];2;0)" office:value-type="float" office:value="10.3363832622434">
            <text:p>10,3364</text:p>
          </table:table-cell>
          <table:table-cell table:formula="of:=VLOOKUP([.D17];[freqs.$A$1:.$C$35];2;0)" office:value-type="float" office:value="5.8418011853572">
            <text:p>5,8418</text:p>
          </table:table-cell>
          <table:table-cell table:formula="of:=VLOOKUP([.E17];[freqs.$A$1:.$C$35];2;0)" office:value-type="float" office:value="5.42141123051794">
            <text:p>5,4214</text:p>
          </table:table-cell>
          <table:table-cell table:formula="of:=VLOOKUP([.F17];[freqs.$A$1:.$C$35];2;0)" office:value-type="float" office:value="3.38546063084786">
            <text:p>3,3855</text:p>
          </table:table-cell>
          <table:table-cell table:formula="of:=VLOOKUP([.G17];[freqs.$A$1:.$C$35];2;0)" office:value-type="float" office:value="3.25819626109065">
            <text:p>3,2582</text:p>
          </table:table-cell>
          <table:table-cell table:formula="of:=VLOOKUP([.H17];[freqs.$A$1:.$C$35];2;0)" office:value-type="float" office:value="5.437065122985">
            <text:p>5,4371</text:p>
          </table:table-cell>
          <table:table-cell table:formula="of:=VLOOKUP([.I17];[freqs.$A$1:.$C$35];2;0)" office:value-type="float" office:value="5.97164185961027">
            <text:p>5,9716</text:p>
          </table:table-cell>
          <table:table-cell table:formula="of:=VLOOKUP([.J17];[freqs.$A$1:.$C$35];2;0)" office:value-type="float" office:value="5.35224255717957">
            <text:p>5,3522</text:p>
          </table:table-cell>
          <table:table-cell table:formula="of:=VLOOKUP([.K17];[freqs.$A$1:.$C$35];2;0)" office:value-type="float" office:value="5.28046926026264">
            <text:p>5,2805</text:p>
          </table:table-cell>
          <table:table-cell table:formula="of:=VLOOKUP([.L17];[freqs.$A$1:.$C$35];2;0)" office:value-type="float" office:value="1.19276079768588">
            <text:p>1,1928</text:p>
          </table:table-cell>
          <table:table-cell table:formula="of:=VLOOKUP([.M17];[freqs.$A$1:.$C$35];2;0)" office:value-type="float" office:value="0.020478772103532">
            <text:p>0,0205</text:p>
          </table:table-cell>
          <table:table-cell/>
          <table:table-cell table:formula="of:=[confort.$O$6]*[confort.B$9]*[.O17]" office:value-type="float" office:value="28.5355891180635">
            <text:p>28,5356</text:p>
          </table:table-cell>
          <table:table-cell table:formula="of:=[confort.$O$6]*[confort.C$9]*[.P17]" office:value-type="float" office:value="34.4546108741447">
            <text:p>34,4546</text:p>
          </table:table-cell>
          <table:table-cell table:formula="of:=[confort.$O$6]*[confort.D$9]*[.Q17]" office:value-type="float" office:value="19.4726706178573">
            <text:p>19,4727</text:p>
          </table:table-cell>
          <table:table-cell table:formula="of:=[confort.$O$6]*[confort.E$9]*[.R17]" office:value-type="float" office:value="18.0713707683931">
            <text:p>18,0714</text:p>
          </table:table-cell>
          <table:table-cell table:formula="of:=[confort.$O$6]*[confort.F$9]*[.S17]" office:value-type="float" office:value="22.5697375389857">
            <text:p>22,5697</text:p>
          </table:table-cell>
          <table:table-cell table:formula="of:=[confort.$O$6]*[confort.G$9]*[.T17]" office:value-type="float" office:value="21.721308407271">
            <text:p>21,7213</text:p>
          </table:table-cell>
          <table:table-cell table:formula="of:=[confort.$O$6]*[confort.H$9]*[.U17]" office:value-type="float" office:value="18.12355040995">
            <text:p>18,1236</text:p>
          </table:table-cell>
          <table:table-cell table:formula="of:=[confort.$O$6]*[confort.I$9]*[.V17]" office:value-type="float" office:value="19.9054728653676">
            <text:p>19,9055</text:p>
          </table:table-cell>
          <table:table-cell table:formula="of:=[confort.$O$6]*[confort.J$9]*[.W17]" office:value-type="float" office:value="17.8408085239319">
            <text:p>17,8408</text:p>
          </table:table-cell>
          <table:table-cell table:formula="of:=[confort.$O$6]*[confort.K$9]*[.X17]" office:value-type="float" office:value="17.6015642008755">
            <text:p>17,6016</text:p>
          </table:table-cell>
          <table:table-cell table:formula="of:=[confort.$O$6]*[confort.L$9]*[.Y17]" office:value-type="float" office:value="7.9517386512392">
            <text:p>7,9517</text:p>
          </table:table-cell>
          <table:table-cell table:formula="of:=[confort.$O$6]*[confort.M$9]*[.Z17]" office:value-type="float" office:value="0.20478772103532">
            <text:p>0,2048</text:p>
          </table:table-cell>
          <table:table-cell table:number-columns-repeated="4"/>
        </table:table-row>
        <table:table-row table:style-name="ro3">
          <table:table-cell table:style-name="ce4" table:formula="of:=SUM([.AB16:.AM18])" office:value-type="float" office:value="510.671158673082">
            <text:p>510,671159</text:p>
          </table:table-cell>
          <table:table-cell office:value-type="string">
            <text:p>&lt;</text:p>
          </table:table-cell>
          <table:table-cell office:value-type="string">
            <text:p>-</text:p>
          </table:table-cell>
          <table:table-cell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table:number-columns-repeated="2"/>
          <table:table-cell table:formula="of:=VLOOKUP([.B18];[freqs.$A$1:.$C$35];2;0)" office:value-type="float" office:value="0.074087158140136">
            <text:p>0,0741</text:p>
          </table:table-cell>
          <table:table-cell table:formula="of:=VLOOKUP([.C18];[freqs.$A$1:.$C$35];2;0)" office:value-type="float" office:value="0.063328153807185">
            <text:p>0,0633</text:p>
          </table:table-cell>
          <table:table-cell table:formula="of:=VLOOKUP([.D18];[freqs.$A$1:.$C$35];2;0)" office:value-type="float" office:value="0.922579114864839">
            <text:p>0,9226</text:p>
          </table:table-cell>
          <table:table-cell table:formula="of:=VLOOKUP([.E18];[freqs.$A$1:.$C$35];2;0)" office:value-type="float" office:value="1.01155131389445">
            <text:p>1,0116</text:p>
          </table:table-cell>
          <table:table-cell table:formula="of:=VLOOKUP([.F18];[freqs.$A$1:.$C$35];2;0)" office:value-type="float" office:value="0.28296755180358">
            <text:p>0,2830</text:p>
          </table:table-cell>
          <table:table-cell table:formula="of:=VLOOKUP([.G18];[freqs.$A$1:.$C$35];2;0)" office:value-type="float" office:value="0.227255706312434">
            <text:p>0,2273</text:p>
          </table:table-cell>
          <table:table-cell table:formula="of:=VLOOKUP([.H18];[freqs.$A$1:.$C$35];2;0)" office:value-type="float" office:value="0.947272299863133">
            <text:p>0,9473</text:p>
          </table:table-cell>
          <table:table-cell table:formula="of:=VLOOKUP([.I18];[freqs.$A$1:.$C$35];2;0)" office:value-type="float" office:value="0.237299640406982">
            <text:p>0,2373</text:p>
          </table:table-cell>
          <table:table-cell table:formula="of:=VLOOKUP([.J18];[freqs.$A$1:.$C$35];2;0)" office:value-type="float" office:value="4.13625767086491">
            <text:p>4,1363</text:p>
          </table:table-cell>
          <table:table-cell table:formula="of:=VLOOKUP([.K18];[freqs.$A$1:.$C$35];2;0)" office:value-type="float" office:value="0.492215524813006">
            <text:p>0,4922</text:p>
          </table:table-cell>
          <table:table-cell table:formula="of:=VLOOKUP([.L18];[freqs.$A$1:.$C$35];2;0)" office:value-type="float" office:value="0.810544294065431">
            <text:p>0,8105</text:p>
          </table:table-cell>
          <table:table-cell table:number-columns-repeated="2"/>
          <table:table-cell table:formula="of:=[confort.$O$6]*[confort.B$10]*[.O18]" office:value-type="float" office:value="0.74087158140136">
            <text:p>0,7409</text:p>
          </table:table-cell>
          <table:table-cell table:formula="of:=[confort.$O$6]*[confort.C$10]*[.P18]" office:value-type="float" office:value="0.4221876920479">
            <text:p>0,4222</text:p>
          </table:table-cell>
          <table:table-cell table:formula="of:=[confort.$O$6]*[confort.D$10]*[.Q18]" office:value-type="float" office:value="9.22579114864839">
            <text:p>9,2258</text:p>
          </table:table-cell>
          <table:table-cell table:formula="of:=[confort.$O$6]*[confort.E$10]*[.R18]" office:value-type="float" office:value="10.1155131389445">
            <text:p>10,1155</text:p>
          </table:table-cell>
          <table:table-cell table:formula="of:=[confort.$O$6]*[confort.F$10]*[.S18]" office:value-type="float" office:value="1.8864503453572">
            <text:p>1,8865</text:p>
          </table:table-cell>
          <table:table-cell table:formula="of:=[confort.$O$6]*[confort.G$10]*[.T18]" office:value-type="float" office:value="2.27255706312434">
            <text:p>2,2726</text:p>
          </table:table-cell>
          <table:table-cell table:formula="of:=[confort.$O$6]*[confort.H$10]*[.U18]" office:value-type="float" office:value="6.31514866575422">
            <text:p>6,3151</text:p>
          </table:table-cell>
          <table:table-cell table:formula="of:=[confort.$O$6]*[confort.I$10]*[.V18]" office:value-type="float" office:value="1.58199760271321">
            <text:p>1,5820</text:p>
          </table:table-cell>
          <table:table-cell table:formula="of:=[confort.$O$6]*[confort.J$10]*[.W18]" office:value-type="float" office:value="27.5750511390994">
            <text:p>27,5751</text:p>
          </table:table-cell>
          <table:table-cell table:formula="of:=[confort.$O$6]*[confort.K$10]*[.X18]" office:value-type="float" office:value="3.28143683208671">
            <text:p>3,2814</text:p>
          </table:table-cell>
          <table:table-cell table:formula="of:=[confort.$O$6]*[confort.L$10]*[.Y18]" office:value-type="float" office:value="5.40362862710287">
            <text:p>5,403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7">
          <table:table-cell/>
          <table:table-cell table:style-name="Default" table:number-columns-repeated="12"/>
          <table:table-cell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  <table:table-row table:style-name="ro7">
          <table:table-cell/>
          <table:table-cell table:style-name="Default" table:number-columns-repeated="12"/>
          <table:table-cell table:style-name="ce10"/>
          <table:table-cell table:style-name="Default" table:number-columns-repeated="12"/>
          <table:table-cell/>
          <table:table-cell table:style-name="Default" table:number-columns-repeated="12"/>
          <table:table-cell table:number-columns-repeated="4"/>
        </table:table-row>
      </table:table>
      <table:table table:name="resum" table:style-name="ta1">
        <table:table-column table:style-name="co4" table:number-columns-repeated="5" table:default-cell-style-name="Default"/>
        <table:table-row table:style-name="ro7">
          <table:table-cell/>
          <table:table-cell office:value-type="string">
            <text:p>qwerty</text:p>
          </table:table-cell>
          <table:table-cell office:value-type="string">
            <text:p>dvorak es</text:p>
          </table:table-cell>
          <table:table-cell office:value-type="string">
            <text:p>tcat v01</text:p>
          </table:table-cell>
          <table:table-cell office:value-type="string">
            <text:p>tcat_vtest</text:p>
          </table:table-cell>
        </table:table-row>
        <table:table-row table:style-name="ro7">
          <table:table-cell office:value-type="string">
            <text:p>score</text:p>
          </table:table-cell>
          <table:table-cell table:formula="of:=[layouts.A3]" office:value-type="float" office:value="620.823924822805">
            <text:p>620,8239248228</text:p>
          </table:table-cell>
          <table:table-cell table:style-name="ce10" table:formula="of:=[layouts.A13]" office:value-type="float" office:value="585.86217967547">
            <text:p>585,8621796755</text:p>
          </table:table-cell>
          <table:table-cell table:style-name="ce10" table:formula="of:=[layouts.A8]" office:value-type="float" office:value="510.671158673082">
            <text:p>510,6711586731</text:p>
          </table:table-cell>
          <table:table-cell table:style-name="ce10" table:formula="of:=[layouts.A18]" office:value-type="float" office:value="510.671158673082">
            <text:p>510,6711586731</text:p>
          </table:table-cell>
        </table:table-row>
        <table:table-row table:style-name="ro7" table:number-rows-repeated="2">
          <table:table-cell table:number-columns-repeated="5"/>
        </table:table-row>
        <table:table-row table:style-name="ro7">
          <table:table-cell office:value-type="string">
            <text:p>qwerty</text:p>
          </table:table-cell>
          <table:table-cell/>
          <table:table-cell table:style-name="ce5" table:formula="of:=([.B2]-[.C2])/[.B2]" office:value-type="percentage" office:value="0.0563150738066582">
            <text:p>5,63%</text:p>
          </table:table-cell>
          <table:table-cell table:style-name="ce5" table:formula="of:=([.B2]-[.D2])/[.B2]" office:value-type="percentage" office:value="0.177429963223731">
            <text:p>17,74%</text:p>
          </table:table-cell>
          <table:table-cell/>
        </table:table-row>
        <table:table-row table:style-name="ro7">
          <table:table-cell office:value-type="string">
            <text:p>dvorak es</text:p>
          </table:table-cell>
          <table:table-cell table:style-name="ce5" table:formula="of:=([.C2]-[.B2])/[.C2]" office:value-type="percentage" office:value="-0.059675716167072">
            <text:p>-5,97%</text:p>
          </table:table-cell>
          <table:table-cell/>
          <table:table-cell table:style-name="ce5" table:formula="of:=([.C2]-[.D2])/[.C2]" office:value-type="percentage" office:value="0.128342507181532">
            <text:p>12,83%</text:p>
          </table:table-cell>
          <table:table-cell/>
        </table:table-row>
        <table:table-row table:style-name="ro7">
          <table:table-cell office:value-type="string">
            <text:p>tcat v01</text:p>
          </table:table-cell>
          <table:table-cell table:style-name="ce5" table:formula="of:=([.D2]-[.B2])/[.D2]" office:value-type="percentage" office:value="-0.215701952771214">
            <text:p>-21,57%</text:p>
          </table:table-cell>
          <table:table-cell table:style-name="ce5" table:formula="of:=([.D2]-[.C2])/[.D2]" office:value-type="percentage" office:value="-0.147239607574005">
            <text:p>-14,72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7">
          <table:table-cell table:formula="of:=[.A6]&amp;&quot; improves &quot;&amp; [.A5]&amp;&quot; by &quot; &amp; TEXT([.C5];&quot;0.00%&quot;)" office:value-type="string" office:string-value="dvorak es improves qwerty by 5,63%">
            <text:p>dvorak es improves qwerty by 5,63%</text:p>
          </table:table-cell>
          <table:table-cell table:number-columns-repeated="4"/>
        </table:table-row>
        <table:table-row table:style-name="ro7">
          <table:table-cell table:formula="of:=[.A7]&amp;&quot; improves &quot;&amp; [.A5]&amp;&quot; by &quot; &amp; TEXT([.D5];&quot;0.00%&quot;)" office:value-type="string" office:string-value="tcat v01 improves qwerty by 17,74%">
            <text:p>tcat v01 improves qwerty by 17,74%</text:p>
          </table:table-cell>
          <table:table-cell table:number-columns-repeated="4"/>
        </table:table-row>
        <table:table-row table:style-name="ro7">
          <table:table-cell table:formula="of:=[.A7]&amp;&quot; improves &quot;&amp; [.A6]&amp;&quot; by &quot; &amp; TEXT([.D6];&quot;0.00%&quot;)" office:value-type="string" office:string-value="tcat v01 improves dvorak es by 12,83%">
            <text:p>tcat v01 improves dvorak es by 12,83%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reqs.A1:freqs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Mono" svg:font-family="FreeMon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8P0"/>
    </number:currency-style>
    <number:number-style style:name="N109">
      <number:number number:decimal-places="4" number:min-integer-digits="1"/>
    </number:number-style>
    <number:number-style style:name="N110">
      <number:number number:decimal-places="6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3T19:28:27</dc:date>
    <meta:generator>LibreOffice/3.5$Linux_X86_64 LibreOffice_project/350m1$Build-2</meta:generator>
    <meta:editing-duration>PT1H6M3S</meta:editing-duration>
    <meta:editing-cycles>26</meta:editing-cycles>
    <meta:document-statistic meta:table-count="4" meta:cell-count="636" meta:object-count="0"/>
  </office:meta>
</office:document-meta>
</file>